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e1" style:family="table">
      <style:table-properties style:width="6.8229in" fo:margin-left="-0.3799in" table:align="left" style:writing-mode="lr-tb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5.26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.2" style:family="table-row">
      <style:table-row-properties style:min-row-height="0.2993in" fo:keep-together="auto"/>
    </style:style>
    <style:style style:name="Table1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3" style:family="table">
      <style:table-properties style:width="6.8854in" fo:margin-left="-0.3799in" table:align="left" style:writing-mode="lr-tb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2.25in"/>
    </style:style>
    <style:style style:name="Table3.C" style:family="table-column">
      <style:table-column-properties style:column-width="3.6979in"/>
    </style:style>
    <style:style style:name="Table3.1" style:family="table-row">
      <style:table-row-properties style:min-row-height="0.1944in" fo:keep-together="always"/>
    </style:style>
    <style:style style:name="Table3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3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3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3.3" style:family="table-row">
      <style:table-row-properties style:min-row-height="0.375in" fo:keep-together="always"/>
    </style:style>
    <style:style style:name="Table3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3.A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3.A5" style:family="table-cell">
      <style:table-cell-properties style:vertical-align="middle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B5" style:family="table-cell">
      <style:table-cell-properties style:vertical-align="middle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C5" style:family="table-cell">
      <style:table-cell-properties style:vertical-align="middle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" style:family="table">
      <style:table-properties style:width="6.5854in" fo:margin-left="-0.0799in" table:align="left" style:writing-mode="lr-tb"/>
    </style:style>
    <style:style style:name="Table4.A" style:family="table-column">
      <style:table-column-properties style:column-width="0.6375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3.6979in"/>
    </style:style>
    <style:style style:name="Table4.1" style:family="table-row">
      <style:table-row-properties style:min-row-height="0.1944in" fo:keep-together="always"/>
    </style:style>
    <style:style style:name="Table4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4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4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4.3" style:family="table-row">
      <style:table-row-properties style:min-row-height="0.375in" fo:keep-together="always"/>
    </style:style>
    <style:style style:name="Table4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5" style:family="table">
      <style:table-properties style:width="6.5854in" fo:margin-left="-0.0799in" table:align="left" style:writing-mode="lr-tb"/>
    </style:style>
    <style:style style:name="Table5.A" style:family="table-column">
      <style:table-column-properties style:column-width="0.6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3.6979in"/>
    </style:style>
    <style:style style:name="Table5.1" style:family="table-row">
      <style:table-row-properties style:min-row-height="0.1944in" fo:keep-together="always"/>
    </style:style>
    <style:style style:name="Table5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5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.3" style:family="table-row">
      <style:table-row-properties style:min-row-height="0.375in" fo:keep-together="always"/>
    </style:style>
    <style:style style:name="Table5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5.A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B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7" style:family="table">
      <style:table-properties style:width="6.8854in" fo:margin-left="-0.3799in" table:align="left" style:writing-mode="lr-tb"/>
    </style:style>
    <style:style style:name="Table7.A" style:family="table-column">
      <style:table-column-properties style:column-width="6.885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7.A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8" style:family="table">
      <style:table-properties style:width="6.8229in" fo:margin-left="-0.3799in" table:align="left" style:writing-mode="lr-tb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5.260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8.2" style:family="table-row">
      <style:table-row-properties style:min-row-height="0.2993in" fo:keep-together="auto"/>
    </style:style>
    <style:style style:name="Table8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8.B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8.B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8.B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8.B5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0" style:family="table">
      <style:table-properties style:width="6.8854in" fo:margin-left="-0.3799in" table:align="left" style:writing-mode="lr-tb"/>
    </style:style>
    <style:style style:name="Table10.A" style:family="table-column">
      <style:table-column-properties style:column-width="0.9375in"/>
    </style:style>
    <style:style style:name="Table10.B" style:family="table-column">
      <style:table-column-properties style:column-width="2.25in"/>
    </style:style>
    <style:style style:name="Table10.C" style:family="table-column">
      <style:table-column-properties style:column-width="3.6979in"/>
    </style:style>
    <style:style style:name="Table10.1" style:family="table-row">
      <style:table-row-properties style:min-row-height="0.1944in" fo:keep-together="always"/>
    </style:style>
    <style:style style:name="Table10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0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10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0.3" style:family="table-row">
      <style:table-row-properties style:min-row-height="0.375in" fo:keep-together="always"/>
    </style:style>
    <style:style style:name="Table10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0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0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0.A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0.B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0.C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854in" fo:margin-left="-0.0799in" table:align="left" style:writing-mode="lr-tb"/>
    </style:style>
    <style:style style:name="Table12.A" style:family="table-column">
      <style:table-column-properties style:column-width="0.6375in"/>
    </style:style>
    <style:style style:name="Table12.B" style:family="table-column">
      <style:table-column-properties style:column-width="2.25in"/>
    </style:style>
    <style:style style:name="Table12.C" style:family="table-column">
      <style:table-column-properties style:column-width="3.6979in"/>
    </style:style>
    <style:style style:name="Table12.1" style:family="table-row">
      <style:table-row-properties style:min-row-height="0.1944in" fo:keep-together="always"/>
    </style:style>
    <style:style style:name="Table12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2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12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2.3" style:family="table-row">
      <style:table-row-properties style:min-row-height="0.375in" fo:keep-together="always"/>
    </style:style>
    <style:style style:name="Table12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2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2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2.A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2.B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2.C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4" style:family="table">
      <style:table-properties style:width="6.8854in" fo:margin-left="-0.3799in" table:align="left" style:writing-mode="lr-tb"/>
    </style:style>
    <style:style style:name="Table14.A" style:family="table-column">
      <style:table-column-properties style:column-width="6.885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5" style:family="table">
      <style:table-properties style:width="6.8229in" fo:margin-left="-0.3799in" table:align="left" style:writing-mode="lr-tb"/>
    </style:style>
    <style:style style:name="Table15.A" style:family="table-column">
      <style:table-column-properties style:column-width="1.5625in"/>
    </style:style>
    <style:style style:name="Table15.B" style:family="table-column">
      <style:table-column-properties style:column-width="5.260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5.2" style:family="table-row">
      <style:table-row-properties style:min-row-height="0.2993in" fo:keep-together="auto"/>
    </style:style>
    <style:style style:name="Table15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5.B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5.B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5.B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5.B5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7" style:family="table">
      <style:table-properties style:width="6.8854in" fo:margin-left="-0.3799in" table:align="left" style:writing-mode="lr-tb"/>
    </style:style>
    <style:style style:name="Table17.A" style:family="table-column">
      <style:table-column-properties style:column-width="0.9375in"/>
    </style:style>
    <style:style style:name="Table17.B" style:family="table-column">
      <style:table-column-properties style:column-width="2.25in"/>
    </style:style>
    <style:style style:name="Table17.C" style:family="table-column">
      <style:table-column-properties style:column-width="3.6979in"/>
    </style:style>
    <style:style style:name="Table17.1" style:family="table-row">
      <style:table-row-properties style:min-row-height="0.1944in" fo:keep-together="always"/>
    </style:style>
    <style:style style:name="Table17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7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17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7.3" style:family="table-row">
      <style:table-row-properties style:min-row-height="0.375in" fo:keep-together="always"/>
    </style:style>
    <style:style style:name="Table17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7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7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7.A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7.B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7.C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7.A5" style:family="table-cell">
      <style:table-cell-properties style:vertical-align="middle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7.B5" style:family="table-cell">
      <style:table-cell-properties style:vertical-align="middle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7.C5" style:family="table-cell">
      <style:table-cell-properties style:vertical-align="middle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8" style:family="table">
      <style:table-properties style:width="6.5854in" fo:margin-left="-0.0799in" table:align="left" style:writing-mode="lr-tb"/>
    </style:style>
    <style:style style:name="Table18.A" style:family="table-column">
      <style:table-column-properties style:column-width="0.6375in"/>
    </style:style>
    <style:style style:name="Table18.B" style:family="table-column">
      <style:table-column-properties style:column-width="2.25in"/>
    </style:style>
    <style:style style:name="Table18.C" style:family="table-column">
      <style:table-column-properties style:column-width="3.6979in"/>
    </style:style>
    <style:style style:name="Table18.1" style:family="table-row">
      <style:table-row-properties style:min-row-height="0.1944in" fo:keep-together="always"/>
    </style:style>
    <style:style style:name="Table18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8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18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8.3" style:family="table-row">
      <style:table-row-properties style:min-row-height="0.375in" fo:keep-together="always"/>
    </style:style>
    <style:style style:name="Table18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8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8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9" style:family="table">
      <style:table-properties style:width="6.5854in" fo:margin-left="-0.0799in" table:align="left" style:writing-mode="lr-tb"/>
    </style:style>
    <style:style style:name="Table19.A" style:family="table-column">
      <style:table-column-properties style:column-width="0.6375in"/>
    </style:style>
    <style:style style:name="Table19.B" style:family="table-column">
      <style:table-column-properties style:column-width="2.25in"/>
    </style:style>
    <style:style style:name="Table19.C" style:family="table-column">
      <style:table-column-properties style:column-width="3.6979in"/>
    </style:style>
    <style:style style:name="Table19.1" style:family="table-row">
      <style:table-row-properties style:min-row-height="0.1944in" fo:keep-together="always"/>
    </style:style>
    <style:style style:name="Table19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9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19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9.3" style:family="table-row">
      <style:table-row-properties style:min-row-height="0.375in" fo:keep-together="always"/>
    </style:style>
    <style:style style:name="Table19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9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9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9.A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9.B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9.C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1" style:family="table">
      <style:table-properties style:width="6.5854in" fo:margin-left="-0.0799in" table:align="left" style:writing-mode="lr-tb"/>
    </style:style>
    <style:style style:name="Table11.A" style:family="table-column">
      <style:table-column-properties style:column-width="0.6375in"/>
    </style:style>
    <style:style style:name="Table11.B" style:family="table-column">
      <style:table-column-properties style:column-width="2.25in"/>
    </style:style>
    <style:style style:name="Table11.C" style:family="table-column">
      <style:table-column-properties style:column-width="3.6979in"/>
    </style:style>
    <style:style style:name="Table11.1" style:family="table-row">
      <style:table-row-properties style:min-row-height="0.1944in" fo:keep-together="always"/>
    </style:style>
    <style:style style:name="Table11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1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11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1.3" style:family="table-row">
      <style:table-row-properties style:min-row-height="0.375in" fo:keep-together="always"/>
    </style:style>
    <style:style style:name="Table11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1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1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1" style:family="table">
      <style:table-properties style:width="6.8854in" fo:margin-left="-0.3799in" table:align="left" style:writing-mode="lr-tb"/>
    </style:style>
    <style:style style:name="Table21.A" style:family="table-column">
      <style:table-column-properties style:column-width="6.885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1.A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2" style:family="table">
      <style:table-properties style:width="6.8229in" fo:margin-left="-0.3799in" table:align="left" style:writing-mode="lr-tb"/>
    </style:style>
    <style:style style:name="Table22.A" style:family="table-column">
      <style:table-column-properties style:column-width="1.5625in"/>
    </style:style>
    <style:style style:name="Table22.B" style:family="table-column">
      <style:table-column-properties style:column-width="5.260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2.2" style:family="table-row">
      <style:table-row-properties style:min-row-height="0.2993in" fo:keep-together="auto"/>
    </style:style>
    <style:style style:name="Table22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2.B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2.B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2.B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2.B5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4" style:family="table">
      <style:table-properties style:width="6.8854in" fo:margin-left="-0.3799in" table:align="left" style:writing-mode="lr-tb"/>
    </style:style>
    <style:style style:name="Table24.A" style:family="table-column">
      <style:table-column-properties style:column-width="0.9375in"/>
    </style:style>
    <style:style style:name="Table24.B" style:family="table-column">
      <style:table-column-properties style:column-width="2.25in"/>
    </style:style>
    <style:style style:name="Table24.C" style:family="table-column">
      <style:table-column-properties style:column-width="3.6979in"/>
    </style:style>
    <style:style style:name="Table24.1" style:family="table-row">
      <style:table-row-properties style:min-row-height="0.1944in" fo:keep-together="always"/>
    </style:style>
    <style:style style:name="Table24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24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24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4.3" style:family="table-row">
      <style:table-row-properties style:min-row-height="0.375in" fo:keep-together="always"/>
    </style:style>
    <style:style style:name="Table24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4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4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4.A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4.B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4.C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5" style:family="table">
      <style:table-properties style:width="6.5854in" fo:margin-left="-0.0799in" table:align="left" style:writing-mode="lr-tb"/>
    </style:style>
    <style:style style:name="Table25.A" style:family="table-column">
      <style:table-column-properties style:column-width="0.6375in"/>
    </style:style>
    <style:style style:name="Table25.B" style:family="table-column">
      <style:table-column-properties style:column-width="2.25in"/>
    </style:style>
    <style:style style:name="Table25.C" style:family="table-column">
      <style:table-column-properties style:column-width="3.6979in"/>
    </style:style>
    <style:style style:name="Table25.1" style:family="table-row">
      <style:table-row-properties style:min-row-height="0.1944in" fo:keep-together="always"/>
    </style:style>
    <style:style style:name="Table25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25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25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5.3" style:family="table-row">
      <style:table-row-properties style:min-row-height="0.375in" fo:keep-together="always"/>
    </style:style>
    <style:style style:name="Table25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5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5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9" style:family="table">
      <style:table-properties style:width="6.8229in" fo:margin-left="-0.3799in" table:align="left" style:writing-mode="lr-tb"/>
    </style:style>
    <style:style style:name="Table29.A" style:family="table-column">
      <style:table-column-properties style:column-width="1.5625in"/>
    </style:style>
    <style:style style:name="Table29.B" style:family="table-column">
      <style:table-column-properties style:column-width="5.260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9.2" style:family="table-row">
      <style:table-row-properties style:min-row-height="0.2993in" fo:keep-together="auto"/>
    </style:style>
    <style:style style:name="Table29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9.B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9.B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9.B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9.B5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8854in" fo:margin-left="-0.3799in" table:align="left" style:writing-mode="lr-tb"/>
    </style:style>
    <style:style style:name="Table2.A" style:family="table-column">
      <style:table-column-properties style:column-width="6.88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6" style:family="table">
      <style:table-properties style:width="6.8854in" fo:margin-left="-0.3799in" table:align="left" style:writing-mode="lr-tb"/>
    </style:style>
    <style:style style:name="Table26.A" style:family="table-column">
      <style:table-column-properties style:column-width="0.9375in"/>
    </style:style>
    <style:style style:name="Table26.B" style:family="table-column">
      <style:table-column-properties style:column-width="2.25in"/>
    </style:style>
    <style:style style:name="Table26.C" style:family="table-column">
      <style:table-column-properties style:column-width="3.6979in"/>
    </style:style>
    <style:style style:name="Table26.1" style:family="table-row">
      <style:table-row-properties style:min-row-height="0.1944in" fo:keep-together="always"/>
    </style:style>
    <style:style style:name="Table26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26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26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6.3" style:family="table-row">
      <style:table-row-properties style:min-row-height="0.375in" fo:keep-together="always"/>
    </style:style>
    <style:style style:name="Table26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6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6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43" style:family="table">
      <style:table-properties style:width="6.8229in" fo:margin-left="-0.3799in" table:align="left" style:writing-mode="lr-tb"/>
    </style:style>
    <style:style style:name="Table43.A" style:family="table-column">
      <style:table-column-properties style:column-width="1.5625in"/>
    </style:style>
    <style:style style:name="Table43.B" style:family="table-column">
      <style:table-column-properties style:column-width="5.2604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43.2" style:family="table-row">
      <style:table-row-properties style:min-row-height="0.2993in" fo:keep-together="auto"/>
    </style:style>
    <style:style style:name="Table43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3.B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43.B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43.B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9" style:family="table">
      <style:table-properties style:width="6.8854in" fo:margin-left="-0.3799in" table:align="left" style:writing-mode="lr-tb"/>
    </style:style>
    <style:style style:name="Table9.A" style:family="table-column">
      <style:table-column-properties style:column-width="6.885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9.A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45" style:family="table">
      <style:table-properties style:width="6.8854in" fo:margin-left="-0.3799in" table:align="left" style:writing-mode="lr-tb"/>
    </style:style>
    <style:style style:name="Table45.A" style:family="table-column">
      <style:table-column-properties style:column-width="0.9375in"/>
    </style:style>
    <style:style style:name="Table45.B" style:family="table-column">
      <style:table-column-properties style:column-width="2.25in"/>
    </style:style>
    <style:style style:name="Table45.C" style:family="table-column">
      <style:table-column-properties style:column-width="3.6979in"/>
    </style:style>
    <style:style style:name="Table45.1" style:family="table-row">
      <style:table-row-properties style:min-row-height="0.1944in" fo:keep-together="always"/>
    </style:style>
    <style:style style:name="Table45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45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45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45.3" style:family="table-row">
      <style:table-row-properties style:min-row-height="0.375in" fo:keep-together="always"/>
    </style:style>
    <style:style style:name="Table45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5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5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45.A4" style:family="table-cell">
      <style:table-cell-properties style:vertical-align="middle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5.B4" style:family="table-cell">
      <style:table-cell-properties style:vertical-align="middle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5.C4" style:family="table-cell">
      <style:table-cell-properties style:vertical-align="middle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5.A5" style:family="table-cell">
      <style:table-cell-properties style:vertical-align="middle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5.B5" style:family="table-cell">
      <style:table-cell-properties style:vertical-align="middle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5.C5" style:family="table-cell">
      <style:table-cell-properties style:vertical-align="middle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5.A6" style:family="table-cell">
      <style:table-cell-properties style:vertical-align="middle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5.B6" style:family="table-cell">
      <style:table-cell-properties style:vertical-align="middle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5.C6" style:family="table-cell">
      <style:table-cell-properties style:vertical-align="middle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6" style:family="table">
      <style:table-properties style:width="6.8854in" fo:margin-left="-0.3799in" table:align="left" style:writing-mode="lr-tb"/>
    </style:style>
    <style:style style:name="Table16.A" style:family="table-column">
      <style:table-column-properties style:column-width="6.885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6.A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50" style:family="table">
      <style:table-properties style:width="6.8229in" fo:margin-left="-0.3799in" table:align="left" style:writing-mode="lr-tb"/>
    </style:style>
    <style:style style:name="Table50.A" style:family="table-column">
      <style:table-column-properties style:column-width="1.5625in"/>
    </style:style>
    <style:style style:name="Table50.B" style:family="table-column">
      <style:table-column-properties style:column-width="5.2604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0.2" style:family="table-row">
      <style:table-row-properties style:min-row-height="0.2993in" fo:keep-together="auto"/>
    </style:style>
    <style:style style:name="Table50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0.B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50.B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50.B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50.B5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51" style:family="table">
      <style:table-properties style:width="6.8854in" fo:margin-left="-0.3799in" table:align="left" style:writing-mode="lr-tb"/>
    </style:style>
    <style:style style:name="Table51.A" style:family="table-column">
      <style:table-column-properties style:column-width="6.8854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1.A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52" style:family="table" style:master-page-name="">
      <style:table-properties style:width="6.8854in" fo:margin-left="-0.3799in" style:page-number="auto" table:align="left" style:writing-mode="lr-tb"/>
    </style:style>
    <style:style style:name="Table52.A" style:family="table-column">
      <style:table-column-properties style:column-width="0.9375in"/>
    </style:style>
    <style:style style:name="Table52.B" style:family="table-column">
      <style:table-column-properties style:column-width="2.25in"/>
    </style:style>
    <style:style style:name="Table52.C" style:family="table-column">
      <style:table-column-properties style:column-width="3.6979in"/>
    </style:style>
    <style:style style:name="Table52.1" style:family="table-row">
      <style:table-row-properties style:min-row-height="0.1944in" fo:keep-together="always"/>
    </style:style>
    <style:style style:name="Table52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52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52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2.3" style:family="table-row">
      <style:table-row-properties style:min-row-height="0.375in" fo:keep-together="always"/>
    </style:style>
    <style:style style:name="Table52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2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2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52.A4" style:family="table-cell">
      <style:table-cell-properties style:vertical-align="middle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2.B4" style:family="table-cell">
      <style:table-cell-properties style:vertical-align="middle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2.C4" style:family="table-cell">
      <style:table-cell-properties style:vertical-align="middle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4" style:family="table">
      <style:table-properties style:width="6.5854in" fo:margin-left="-0.0799in" table:align="left" style:writing-mode="lr-tb"/>
    </style:style>
    <style:style style:name="Table54.A" style:family="table-column">
      <style:table-column-properties style:column-width="0.6375in"/>
    </style:style>
    <style:style style:name="Table54.B" style:family="table-column">
      <style:table-column-properties style:column-width="2.25in"/>
    </style:style>
    <style:style style:name="Table54.C" style:family="table-column">
      <style:table-column-properties style:column-width="3.6979in"/>
    </style:style>
    <style:style style:name="Table54.1" style:family="table-row">
      <style:table-row-properties style:min-row-height="0.1944in" fo:keep-together="always"/>
    </style:style>
    <style:style style:name="Table54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54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54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4.3" style:family="table-row">
      <style:table-row-properties style:min-row-height="0.375in" fo:keep-together="always"/>
    </style:style>
    <style:style style:name="Table54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4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4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54.A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4.B4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4.C4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8" style:family="table" style:master-page-name="">
      <style:table-properties style:width="6.5854in" fo:margin-left="-0.0799in" style:page-number="auto" table:align="left" style:writing-mode="lr-tb"/>
    </style:style>
    <style:style style:name="Table28.A" style:family="table-column">
      <style:table-column-properties style:column-width="0.6375in"/>
    </style:style>
    <style:style style:name="Table28.B" style:family="table-column">
      <style:table-column-properties style:column-width="2.25in"/>
    </style:style>
    <style:style style:name="Table28.C" style:family="table-column">
      <style:table-column-properties style:column-width="3.6979in"/>
    </style:style>
    <style:style style:name="Table28.1" style:family="table-row">
      <style:table-row-properties style:min-row-height="0.1944in" fo:keep-together="always"/>
    </style:style>
    <style:style style:name="Table28.A1" style:family="table-cell">
      <style:table-cell-properties style:vertical-align="middle" fo:background-color="#d8d8d8" fo:padding-left="0.075in" fo:padding-right="0.075in" fo:padding-top="0in" fo:padding-bottom="0in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28.A2" style:family="table-cell">
      <style:table-cell-properties style:vertical-align="middle" fo:background-color="#d8d8d8" fo:padding-left="0.075in" fo:padding-right="0.075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28.C2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8.3" style:family="table-row">
      <style:table-row-properties style:min-row-height="0.375in" fo:keep-together="always"/>
    </style:style>
    <style:style style:name="Table28.A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8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8.C3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56" style:family="table">
      <style:table-properties style:width="6.8854in" fo:margin-left="-0.3799in" table:align="left" style:writing-mode="lr-tb"/>
    </style:style>
    <style:style style:name="Table56.A" style:family="table-column">
      <style:table-column-properties style:column-width="6.8854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background-color="#d8d8d8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6.A2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P1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1" fo:font-size="12pt" fo:language="es" fo:country="AR" fo:font-weight="bold" officeooo:rsid="00030e23" officeooo:paragraph-rsid="00030e23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2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1" fo:font-size="12pt" fo:language="es" fo:country="AR" fo:font-weight="bold" officeooo:rsid="00030e23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3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1" fo:font-size="12pt" fo:language="es" fo:country="AR" fo:font-weight="bold" officeooo:rsid="00030e23" officeooo:paragraph-rsid="0028fcf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4" style:family="paragraph" style:parent-style-name="Figure_20_Title">
      <style:paragraph-properties fo:margin-top="0in" fo:margin-bottom="0in" loext:contextual-spacing="false" fo:text-align="start" style:justify-single-word="false"/>
      <style:text-properties style:use-window-font-color="true" style:font-name="FreeSans1" fo:font-size="12pt" fo:language="es" fo:country="AR" fo:font-weight="bold" officeooo:rsid="00030e23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5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1" fo:font-size="12pt" fo:language="es" fo:country="AR" fo:font-weight="bold" officeooo:rsid="0006a157" officeooo:paragraph-rsid="0006a157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6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1" fo:font-size="12pt" fo:language="es" fo:country="AR" fo:font-weight="bold" officeooo:rsid="0006a157" officeooo:paragraph-rsid="00074026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7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1" fo:font-size="12pt" fo:language="es" fo:country="AR" fo:font-weight="bold" officeooo:rsid="0006a157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8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1" fo:font-size="12pt" fo:language="es" fo:country="AR" fo:font-weight="bold" officeooo:rsid="0006a157" officeooo:paragraph-rsid="0020db8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9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1" fo:font-size="12pt" fo:language="es" fo:country="AR" fo:font-weight="bold" officeooo:rsid="0006a157" officeooo:paragraph-rsid="0028fcf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use-window-font-color="true" style:font-name="FreeSans1" fo:font-size="12pt" fo:language="es" fo:country="AR" fo:font-weight="bold" officeooo:rsid="0006a157" officeooo:paragraph-rsid="00492247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1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font-name="FreeSans1" fo:font-size="12pt" fo:language="es" fo:country="AR" officeooo:paragraph-rsid="0028fcf5" style:font-size-asian="12pt" style:font-size-complex="12pt" style:language-complex="ar" style:country-complex="SA"/>
    </style:style>
    <style:style style:name="P12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font-name="FreeSans1" fo:font-size="12pt" fo:language="es" fo:country="AR" officeooo:paragraph-rsid="000bd262" style:font-size-asian="12pt" style:font-size-complex="12pt" style:language-complex="ar" style:country-complex="SA"/>
    </style:style>
    <style:style style:name="P13" style:family="paragraph" style:parent-style-name="Figure_20_Title">
      <style:paragraph-properties fo:margin-top="0in" fo:margin-bottom="0in" loext:contextual-spacing="false" fo:text-align="start" style:justify-single-word="false" fo:keep-together="auto"/>
      <style:text-properties style:font-name="FreeSans1" fo:font-size="12pt" fo:language="es" fo:country="AR" officeooo:paragraph-rsid="005d3950" style:font-size-asian="12pt" style:font-size-complex="12pt" style:language-complex="ar" style:country-complex="SA"/>
    </style:style>
    <style:style style:name="P14" style:family="paragraph" style:parent-style-name="Heading_20_Base">
      <style:paragraph-properties fo:margin-top="0in" fo:margin-bottom="0in" loext:contextual-spacing="false"/>
      <style:text-properties style:use-window-font-color="true" style:font-name="FreeSans1" fo:font-size="12pt" fo:language="es" fo:country="AR" fo:font-weight="bold" officeooo:rsid="00097813" officeooo:paragraph-rsid="00097813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5" style:family="paragraph" style:parent-style-name="Heading_20_Base">
      <style:paragraph-properties fo:margin-top="0in" fo:margin-bottom="0in" loext:contextual-spacing="false"/>
      <style:text-properties style:use-window-font-color="true" style:font-name="FreeSans1" fo:font-size="12pt" fo:language="es" fo:country="AR" fo:font-weight="bold" officeooo:rsid="00097813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6" style:family="paragraph" style:parent-style-name="Heading_20_Base">
      <style:paragraph-properties fo:margin-top="0in" fo:margin-bottom="0in" loext:contextual-spacing="false"/>
      <style:text-properties style:use-window-font-color="true" style:font-name="FreeSans1" fo:font-size="12pt" fo:language="es" fo:country="AR" fo:font-weight="bold" officeooo:rsid="00097813" officeooo:paragraph-rsid="000e5c96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7" style:family="paragraph" style:parent-style-name="Heading_20_Base">
      <style:paragraph-properties fo:margin-top="0in" fo:margin-bottom="0in" loext:contextual-spacing="false"/>
      <style:text-properties style:use-window-font-color="true" style:font-name="FreeSans1" fo:font-size="12pt" fo:language="es" fo:country="AR" fo:font-weight="bold" officeooo:rsid="00097813" officeooo:paragraph-rsid="0028fcf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8" style:family="paragraph" style:parent-style-name="Heading_20_Base">
      <style:paragraph-properties fo:margin-top="0in" fo:margin-bottom="0in" loext:contextual-spacing="false"/>
      <style:text-properties style:use-window-font-color="true" style:font-name="FreeSans1" fo:font-size="12pt" fo:language="es" fo:country="AR" fo:font-weight="bold" officeooo:rsid="00097813" officeooo:paragraph-rsid="0060f24e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9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074026" officeooo:paragraph-rsid="00074026" style:font-size-asian="12pt" style:font-size-complex="12pt" style:language-complex="ar" style:country-complex="SA"/>
    </style:style>
    <style:style style:name="P20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074026" officeooo:paragraph-rsid="000bd262" style:font-size-asian="12pt" style:font-size-complex="12pt" style:language-complex="ar" style:country-complex="SA"/>
    </style:style>
    <style:style style:name="P21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074026" officeooo:paragraph-rsid="0030e258" style:font-size-asian="12pt" style:font-size-complex="12pt" style:language-complex="ar" style:country-complex="SA"/>
    </style:style>
    <style:style style:name="P22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074026" officeooo:paragraph-rsid="0020db85" style:font-size-asian="12pt" style:font-size-complex="12pt" style:language-complex="ar" style:country-complex="SA"/>
    </style:style>
    <style:style style:name="P23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074026" officeooo:paragraph-rsid="0028fcf5" style:font-size-asian="12pt" style:font-size-complex="12pt" style:language-complex="ar" style:country-complex="SA"/>
    </style:style>
    <style:style style:name="P24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5e4006" officeooo:paragraph-rsid="005e4006" style:font-size-asian="12pt" style:font-size-complex="12pt" style:language-complex="ar" style:country-complex="SA"/>
    </style:style>
    <style:style style:name="P25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074026" officeooo:paragraph-rsid="00074026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074026" officeooo:paragraph-rsid="000bd262" style:font-name-asian="Times New Roman" style:font-size-asian="12pt" style:font-name-complex="Times New Roman" style:font-size-complex="12pt" style:language-complex="ar" style:country-complex="SA"/>
    </style:style>
    <style:style style:name="P27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074026" officeooo:paragraph-rsid="0028fcf5" style:font-name-asian="Times New Roman" style:font-size-asian="12pt" style:font-name-complex="Times New Roman" style:font-size-complex="12pt" style:language-complex="ar" style:country-complex="SA"/>
    </style:style>
    <style:style style:name="P28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0e366f" officeooo:paragraph-rsid="000bd262" style:font-name-asian="Times New Roman" style:font-size-asian="12pt" style:font-name-complex="Times New Roman" style:font-size-complex="12pt" style:language-complex="ar" style:country-complex="SA"/>
    </style:style>
    <style:style style:name="P29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2db367" officeooo:paragraph-rsid="002db367" style:font-name-asian="Times New Roman" style:font-size-asian="12pt" style:font-name-complex="Times New Roman" style:font-size-complex="12pt" style:language-complex="ar" style:country-complex="SA"/>
    </style:style>
    <style:style style:name="P30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3292aa" officeooo:paragraph-rsid="003292aa" style:font-name-asian="Times New Roman" style:font-size-asian="12pt" style:font-name-complex="Times New Roman" style:font-size-complex="12pt" style:language-complex="ar" style:country-complex="SA"/>
    </style:style>
    <style:style style:name="P31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3292aa" officeooo:paragraph-rsid="003d14d1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4732bf" officeooo:paragraph-rsid="004732bf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5da082" officeooo:paragraph-rsid="005da082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Normal_20_Comment">
      <style:text-properties style:font-name="FreeSans1" fo:font-size="12pt" fo:language="es" fo:country="AR" style:font-size-asian="12pt" style:font-size-complex="12pt" style:language-complex="ar" style:country-complex="SA"/>
    </style:style>
    <style:style style:name="P35" style:family="paragraph" style:parent-style-name="Normal_20_Comment">
      <style:paragraph-properties fo:text-align="center" style:justify-single-word="false"/>
      <style:text-properties style:font-name="FreeSans1" fo:font-size="12pt" fo:language="es" fo:country="AR" officeooo:paragraph-rsid="00074026" style:font-size-asian="12pt" style:font-size-complex="12pt" style:language-complex="ar" style:country-complex="SA"/>
    </style:style>
    <style:style style:name="P36" style:family="paragraph" style:parent-style-name="Normal_20_Comment">
      <style:text-properties style:font-name="FreeSans1" fo:font-size="12pt" fo:language="es" fo:country="AR" officeooo:paragraph-rsid="000bd262" style:font-size-asian="12pt" style:font-size-complex="12pt" style:language-complex="ar" style:country-complex="SA"/>
    </style:style>
    <style:style style:name="P37" style:family="paragraph" style:parent-style-name="Normal_20_Comment">
      <style:text-properties style:font-name="FreeSans1" fo:font-size="12pt" fo:language="es" fo:country="AR" officeooo:paragraph-rsid="0035a110" style:font-size-asian="12pt" style:font-size-complex="12pt" style:language-complex="ar" style:country-complex="SA"/>
    </style:style>
    <style:style style:name="P38" style:family="paragraph" style:parent-style-name="Normal_20_Comment">
      <style:text-properties style:use-window-font-color="true" style:font-name="FreeSans1" fo:font-size="12pt" fo:language="es" fo:country="AR" officeooo:rsid="00030e23" officeooo:paragraph-rsid="00030e23" style:font-name-asian="Times New Roman" style:font-size-asian="12pt" style:font-name-complex="Times New Roman" style:font-size-complex="12pt" style:language-complex="ar" style:country-complex="SA"/>
    </style:style>
    <style:style style:name="P39" style:family="paragraph" style:parent-style-name="Normal_20_Comment">
      <style:text-properties style:use-window-font-color="true" style:font-name="FreeSans1" fo:font-size="12pt" fo:language="es" fo:country="AR" officeooo:rsid="0003d958" officeooo:paragraph-rsid="0003d958" style:font-name-asian="Times New Roman" style:font-size-asian="12pt" style:font-name-complex="Times New Roman" style:font-size-complex="12pt" style:language-complex="ar" style:country-complex="SA"/>
    </style:style>
    <style:style style:name="P40" style:family="paragraph" style:parent-style-name="Normal_20_Comment">
      <style:text-properties style:use-window-font-color="true" style:font-name="FreeSans1" fo:font-size="12pt" fo:language="es" fo:country="AR" officeooo:rsid="0003d958" officeooo:paragraph-rsid="000bd262" style:font-name-asian="Times New Roman" style:font-size-asian="12pt" style:font-name-complex="Times New Roman" style:font-size-complex="12pt" style:language-complex="ar" style:country-complex="SA"/>
    </style:style>
    <style:style style:name="P41" style:family="paragraph" style:parent-style-name="Normal_20_Comment">
      <style:text-properties style:use-window-font-color="true" style:font-name="FreeSans1" fo:font-size="12pt" fo:language="es" fo:country="AR" officeooo:rsid="0003d958" officeooo:paragraph-rsid="004500e9" style:font-name-asian="Times New Roman" style:font-size-asian="12pt" style:font-name-complex="Times New Roman" style:font-size-complex="12pt" style:language-complex="ar" style:country-complex="SA"/>
    </style:style>
    <style:style style:name="P42" style:family="paragraph" style:parent-style-name="Normal_20_Comment">
      <style:paragraph-properties fo:text-align="start" style:justify-single-word="false"/>
      <style:text-properties style:use-window-font-color="true" style:font-name="FreeSans1" fo:font-size="12pt" fo:language="es" fo:country="AR" officeooo:rsid="005d3950" officeooo:paragraph-rsid="005d3950" style:font-name-asian="Times New Roman" style:font-size-asian="12pt" style:font-name-complex="Times New Roman" style:font-size-complex="12pt" style:language-complex="ar" style:country-complex="SA"/>
    </style:style>
    <style:style style:name="P43" style:family="paragraph" style:parent-style-name="Normal_20_Comment">
      <style:text-properties style:use-window-font-color="true" style:font-name="FreeSans1" fo:font-size="12pt" fo:language="es" fo:country="AR" fo:font-weight="normal" officeooo:rsid="00052d38" officeooo:paragraph-rsid="000bd26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4" style:family="paragraph" style:parent-style-name="Normal_20_Comment">
      <style:text-properties style:use-window-font-color="true" style:font-name="FreeSans1" fo:font-size="12pt" fo:language="es" fo:country="AR" officeooo:paragraph-rsid="000bd262" style:font-size-asian="12pt" style:font-size-complex="12pt" style:language-complex="ar" style:country-complex="SA"/>
    </style:style>
    <style:style style:name="P45" style:family="paragraph" style:parent-style-name="Normal_20_Comment">
      <style:text-properties fo:language="es" fo:country="AR" officeooo:paragraph-rsid="0028fcf5" style:language-complex="ar" style:country-complex="SA"/>
    </style:style>
    <style:style style:name="P46" style:family="paragraph" style:parent-style-name="Normal_20_Comment">
      <style:text-properties fo:language="es" fo:country="AR" officeooo:paragraph-rsid="004500e9" style:language-complex="ar" style:country-complex="SA"/>
    </style:style>
    <style:style style:name="P47" style:family="paragraph" style:parent-style-name="Normal_20_Comment">
      <style:paragraph-properties fo:text-align="start" style:justify-single-word="false"/>
      <style:text-properties fo:language="es" fo:country="AR" officeooo:paragraph-rsid="0028fcf5" style:language-complex="ar" style:country-complex="SA"/>
    </style:style>
    <style:style style:name="P48" style:family="paragraph" style:parent-style-name="Normal_20_Comment">
      <style:text-properties officeooo:paragraph-rsid="0028fcf5"/>
    </style:style>
    <style:style style:name="P49" style:family="paragraph" style:parent-style-name="Normal_20_Comment">
      <style:text-properties officeooo:paragraph-rsid="000bd262"/>
    </style:style>
    <style:style style:name="P50" style:family="paragraph" style:parent-style-name="Normal_20_Comment">
      <loext:graphic-properties draw:fill="none"/>
      <style:paragraph-properties fo:margin-left="0in" fo:margin-right="-0.0618in" fo:margin-top="0.0835in" fo:margin-bottom="0.0417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FreeSans1" fo:font-size="12pt" fo:language="es" fo:country="AR" officeooo:paragraph-rsid="000bd262" style:font-size-asian="12pt" style:font-size-complex="12pt" style:language-complex="ar" style:country-complex="SA"/>
    </style:style>
    <style:style style:name="P51" style:family="paragraph" style:parent-style-name="Standard">
      <style:text-properties style:font-name="FreeSans1" fo:font-size="12pt" officeooo:rsid="0041deb5" officeooo:paragraph-rsid="00456f4e" style:font-size-asian="12pt" style:font-name-complex="Arial" style:font-size-complex="12pt"/>
    </style:style>
    <style:style style:name="P52" style:family="paragraph" style:parent-style-name="Standard">
      <style:text-properties style:font-name="FreeSans1" fo:font-size="12pt" fo:language="es" fo:country="AR" fo:font-weight="bold" style:font-size-asian="12pt" style:font-weight-asian="bold" style:font-size-complex="12pt" style:language-complex="ar" style:country-complex="SA"/>
    </style:style>
    <style:style style:name="P53" style:family="paragraph" style:parent-style-name="Standard">
      <style:paragraph-properties fo:text-align="end" style:justify-single-word="false"/>
      <style:text-properties style:font-name="FreeSans1" fo:font-size="12pt" fo:language="es" fo:country="AR" fo:font-weight="bold" style:font-size-asian="12pt" style:font-weight-asian="bold" style:font-size-complex="12pt" style:language-complex="ar" style:country-complex="SA"/>
    </style:style>
    <style:style style:name="P54" style:family="paragraph" style:parent-style-name="Standard">
      <style:paragraph-properties fo:text-align="end" style:justify-single-word="false"/>
      <style:text-properties style:font-name="FreeSans1" fo:font-size="12pt" fo:language="es" fo:country="AR" fo:font-weight="bold" officeooo:paragraph-rsid="000bd262" style:font-size-asian="12pt" style:font-weight-asian="bold" style:font-size-complex="12pt" style:language-complex="ar" style:country-complex="SA"/>
    </style:style>
    <style:style style:name="P55" style:family="paragraph" style:parent-style-name="Standard">
      <style:paragraph-properties fo:text-align="end" style:justify-single-word="false"/>
      <style:text-properties style:font-name="FreeSans1" fo:font-size="12pt" fo:language="es" fo:country="AR" fo:font-weight="bold" officeooo:paragraph-rsid="0028fcf5" style:font-size-asian="12pt" style:font-weight-asian="bold" style:font-size-complex="12pt" style:language-complex="ar" style:country-complex="SA"/>
    </style:style>
    <style:style style:name="P56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06a157" officeooo:paragraph-rsid="0006a157" style:font-size-asian="12pt" style:font-weight-asian="bold" style:font-size-complex="12pt" style:language-complex="ar" style:country-complex="SA"/>
    </style:style>
    <style:style style:name="P57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06a157" officeooo:paragraph-rsid="00074026" style:font-size-asian="12pt" style:font-weight-asian="bold" style:font-size-complex="12pt" style:language-complex="ar" style:country-complex="SA"/>
    </style:style>
    <style:style style:name="P58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06a157" officeooo:paragraph-rsid="000bd262" style:font-size-asian="12pt" style:font-weight-asian="bold" style:font-size-complex="12pt" style:language-complex="ar" style:country-complex="SA"/>
    </style:style>
    <style:style style:name="P59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06a157" officeooo:paragraph-rsid="0020db85" style:font-size-asian="12pt" style:font-weight-asian="bold" style:font-size-complex="12pt" style:language-complex="ar" style:country-complex="SA"/>
    </style:style>
    <style:style style:name="P60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06a157" officeooo:paragraph-rsid="003b467d" style:font-size-asian="12pt" style:font-weight-asian="bold" style:font-size-complex="12pt" style:language-complex="ar" style:country-complex="SA"/>
    </style:style>
    <style:style style:name="P61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06a157" officeooo:paragraph-rsid="0028fcf5" style:font-size-asian="12pt" style:font-weight-asian="bold" style:font-size-complex="12pt" style:language-complex="ar" style:country-complex="SA"/>
    </style:style>
    <style:style style:name="P62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06a157" officeooo:paragraph-rsid="00492247" style:font-size-asian="12pt" style:font-weight-asian="bold" style:font-size-complex="12pt" style:language-complex="ar" style:country-complex="SA"/>
    </style:style>
    <style:style style:name="P63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style:font-size-asian="12pt" style:font-weight-asian="bold" style:font-size-complex="12pt" style:language-complex="ar" style:country-complex="SA"/>
    </style:style>
    <style:style style:name="P64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paragraph-rsid="000bd262" style:font-size-asian="12pt" style:font-weight-asian="bold" style:font-size-complex="12pt" style:language-complex="ar" style:country-complex="SA"/>
    </style:style>
    <style:style style:name="P65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074026" officeooo:paragraph-rsid="00074026" style:font-size-asian="12pt" style:font-weight-asian="bold" style:font-size-complex="12pt" style:language-complex="ar" style:country-complex="SA"/>
    </style:style>
    <style:style style:name="P66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074026" officeooo:paragraph-rsid="000bd262" style:font-size-asian="12pt" style:font-weight-asian="bold" style:font-size-complex="12pt" style:language-complex="ar" style:country-complex="SA"/>
    </style:style>
    <style:style style:name="P67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0e366f" officeooo:paragraph-rsid="000e366f" style:font-size-asian="12pt" style:font-weight-asian="bold" style:font-size-complex="12pt" style:language-complex="ar" style:country-complex="SA"/>
    </style:style>
    <style:style style:name="P68" style:family="paragraph" style:parent-style-name="Standard">
      <style:text-properties style:font-name="FreeSans1" fo:font-size="12pt" fo:language="es" fo:country="AR" fo:font-weight="bold" officeooo:paragraph-rsid="000bd262" style:font-size-asian="12pt" style:font-weight-asian="bold" style:font-size-complex="12pt" style:language-complex="ar" style:country-complex="SA"/>
    </style:style>
    <style:style style:name="P69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1838a3" officeooo:paragraph-rsid="001838a3" style:font-size-asian="12pt" style:font-weight-asian="bold" style:font-size-complex="12pt" style:language-complex="ar" style:country-complex="SA"/>
    </style:style>
    <style:style style:name="P70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1db3d6" officeooo:paragraph-rsid="001db3d6" style:font-size-asian="12pt" style:font-weight-asian="bold" style:font-size-complex="12pt" style:language-complex="ar" style:country-complex="SA"/>
    </style:style>
    <style:style style:name="P71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1db3d6" officeooo:paragraph-rsid="0020db85" style:font-size-asian="12pt" style:font-weight-asian="bold" style:font-size-complex="12pt" style:language-complex="ar" style:country-complex="SA"/>
    </style:style>
    <style:style style:name="P72" style:family="paragraph" style:parent-style-name="Standard">
      <style:text-properties style:font-name="FreeSans1" fo:font-size="12pt" fo:language="es" fo:country="AR" fo:font-weight="bold" officeooo:paragraph-rsid="0028fcf5" style:font-size-asian="12pt" style:font-weight-asian="bold" style:font-size-complex="12pt" style:language-complex="ar" style:country-complex="SA"/>
    </style:style>
    <style:style style:name="P73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3f979d" officeooo:paragraph-rsid="003f979d" style:font-size-asian="12pt" style:font-weight-asian="bold" style:font-size-complex="12pt" style:language-complex="ar" style:country-complex="SA"/>
    </style:style>
    <style:style style:name="P74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4732bf" officeooo:paragraph-rsid="004732bf" style:font-size-asian="12pt" style:font-weight-asian="bold" style:font-size-complex="12pt" style:language-complex="ar" style:country-complex="SA"/>
    </style:style>
    <style:style style:name="P75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492247" officeooo:paragraph-rsid="00492247" style:font-size-asian="12pt" style:font-weight-asian="bold" style:font-size-complex="12pt" style:language-complex="ar" style:country-complex="SA"/>
    </style:style>
    <style:style style:name="P76" style:family="paragraph" style:parent-style-name="Standard">
      <style:text-properties style:font-name="FreeSans1" fo:font-size="12pt" fo:language="es" fo:country="AR" fo:font-weight="bold" officeooo:paragraph-rsid="003b467d" style:font-size-asian="12pt" style:font-weight-asian="bold" style:font-size-complex="12pt" style:language-complex="ar" style:country-complex="SA"/>
    </style:style>
    <style:style style:name="P77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5d3950" officeooo:paragraph-rsid="005d3950" style:font-size-asian="12pt" style:font-weight-asian="bold" style:font-size-complex="12pt" style:language-complex="ar" style:country-complex="SA"/>
    </style:style>
    <style:style style:name="P78" style:family="paragraph" style:parent-style-name="Standard">
      <style:text-properties style:font-name="FreeSans1" fo:font-size="12pt" fo:language="es" fo:country="AR" fo:font-weight="bold" officeooo:paragraph-rsid="005d3950" style:font-size-asian="12pt" style:font-weight-asian="bold" style:font-size-complex="12pt" style:language-complex="ar" style:country-complex="SA"/>
    </style:style>
    <style:style style:name="P79" style:family="paragraph" style:parent-style-name="Standard">
      <style:paragraph-properties fo:text-align="center" style:justify-single-word="false"/>
      <style:text-properties style:font-name="FreeSans1" fo:font-size="12pt" fo:language="es" fo:country="AR" fo:font-weight="bold" officeooo:rsid="005e4006" officeooo:paragraph-rsid="005e4006" style:font-size-asian="12pt" style:font-weight-asian="bold" style:font-size-complex="12pt" style:language-complex="ar" style:country-complex="SA"/>
    </style:style>
    <style:style style:name="P80" style:family="paragraph" style:parent-style-name="Standard">
      <style:paragraph-properties fo:text-align="end" style:justify-single-word="false"/>
      <style:text-properties style:font-name="FreeSans1" fo:font-size="12pt" fo:language="es" fo:country="AR" style:font-size-asian="12pt" style:font-size-complex="12pt" style:language-complex="ar" style:country-complex="SA"/>
    </style:style>
    <style:style style:name="P81" style:family="paragraph" style:parent-style-name="Standard">
      <style:paragraph-properties fo:text-align="end" style:justify-single-word="false"/>
      <style:text-properties style:font-name="FreeSans1" fo:font-size="12pt" fo:language="es" fo:country="AR" officeooo:paragraph-rsid="000bd262" style:font-size-asian="12pt" style:font-size-complex="12pt" style:language-complex="ar" style:country-complex="SA"/>
    </style:style>
    <style:style style:name="P82" style:family="paragraph" style:parent-style-name="Standard">
      <style:paragraph-properties fo:text-align="end" style:justify-single-word="false"/>
      <style:text-properties style:font-name="FreeSans1" fo:font-size="12pt" fo:language="es" fo:country="AR" officeooo:paragraph-rsid="0028fcf5" style:font-size-asian="12pt" style:font-size-complex="12pt" style:language-complex="ar" style:country-complex="SA"/>
    </style:style>
    <style:style style:name="P83" style:family="paragraph" style:parent-style-name="Standard">
      <style:text-properties style:font-name="FreeSans1" fo:font-size="12pt" fo:language="es" fo:country="AR" officeooo:paragraph-rsid="00074026" style:font-size-asian="12pt" style:font-size-complex="12pt" style:language-complex="ar" style:country-complex="SA"/>
    </style:style>
    <style:style style:name="P84" style:family="paragraph" style:parent-style-name="Standard">
      <style:text-properties style:font-name="FreeSans1" fo:font-size="12pt" fo:language="es" fo:country="AR" officeooo:paragraph-rsid="000bd262" style:font-size-asian="12pt" style:font-size-complex="12pt" style:language-complex="ar" style:country-complex="SA"/>
    </style:style>
    <style:style style:name="P85" style:family="paragraph" style:parent-style-name="Standard">
      <style:text-properties style:font-name="FreeSans1" fo:font-size="12pt" fo:language="es" fo:country="AR" officeooo:paragraph-rsid="0020db85" style:font-size-asian="12pt" style:font-size-complex="12pt" style:language-complex="ar" style:country-complex="SA"/>
    </style:style>
    <style:style style:name="P86" style:family="paragraph" style:parent-style-name="Standard">
      <style:text-properties style:font-name="FreeSans1" fo:font-size="12pt" fo:language="es" fo:country="AR" officeooo:paragraph-rsid="0028fcf5" style:font-size-asian="12pt" style:font-size-complex="12pt" style:language-complex="ar" style:country-complex="SA"/>
    </style:style>
    <style:style style:name="P87" style:family="paragraph" style:parent-style-name="Standard">
      <style:text-properties style:font-name="FreeSans1" fo:font-size="12pt" fo:language="es" fo:country="AR" officeooo:paragraph-rsid="00492247" style:font-size-asian="12pt" style:font-size-complex="12pt" style:language-complex="ar" style:country-complex="SA"/>
    </style:style>
    <style:style style:name="P88" style:family="paragraph" style:parent-style-name="Standard">
      <style:text-properties style:font-name="FreeSans1" fo:font-size="12pt" fo:language="es" fo:country="AR" officeooo:paragraph-rsid="005d3950" style:font-size-asian="12pt" style:font-size-complex="12pt" style:language-complex="ar" style:country-complex="SA"/>
    </style:style>
    <style:style style:name="P89" style:family="paragraph" style:parent-style-name="Standard">
      <style:text-properties style:font-name="FreeSans1" fo:font-size="12pt" fo:language="es" fo:country="AR" officeooo:paragraph-rsid="0060f24e" style:font-size-asian="12pt" style:font-size-complex="12pt" style:language-complex="ar" style:country-complex="SA"/>
    </style:style>
    <style:style style:name="P90" style:family="paragraph" style:parent-style-name="Standard">
      <style:text-properties style:font-name="FreeSans1" fo:font-size="12pt" fo:language="es" fo:country="AR" officeooo:paragraph-rsid="000bd262" style:font-size-asian="12pt" style:font-name-complex="Arial" style:font-size-complex="12pt" style:language-complex="ar" style:country-complex="SA"/>
    </style:style>
    <style:style style:name="P91" style:family="paragraph" style:parent-style-name="Standard">
      <style:text-properties style:font-name="FreeSans1" fo:font-size="12pt" fo:language="es" fo:country="AR" officeooo:rsid="0020db85" officeooo:paragraph-rsid="0020db85" style:font-size-asian="12pt" style:font-name-complex="Arial" style:font-size-complex="12pt" style:language-complex="ar" style:country-complex="SA"/>
    </style:style>
    <style:style style:name="P92" style:family="paragraph" style:parent-style-name="Standard">
      <style:text-properties style:font-name="FreeSans1" fo:font-size="12pt" fo:language="es" fo:country="AR" officeooo:paragraph-rsid="0028fcf5" style:font-size-asian="12pt" style:font-name-complex="Arial" style:font-size-complex="12pt" style:language-complex="ar" style:country-complex="SA"/>
    </style:style>
    <style:style style:name="P93" style:family="paragraph" style:parent-style-name="Standard">
      <style:text-properties style:font-name="FreeSans1" fo:font-size="12pt" fo:language="es" fo:country="AR" officeooo:rsid="00456f4e" officeooo:paragraph-rsid="00456f4e" style:font-size-asian="12pt" style:font-name-complex="Arial" style:font-size-complex="12pt" style:language-complex="ar" style:country-complex="SA"/>
    </style:style>
    <style:style style:name="P94" style:family="paragraph" style:parent-style-name="Standard">
      <style:text-properties style:use-window-font-color="true" style:text-outline="false" style:text-line-through-style="none" style:text-line-through-type="none" style:font-name="FreeSans1" fo:font-size="12pt" fo:language="es" fo:country="AR" fo:font-style="normal" fo:text-shadow="none" style:text-underline-style="none" fo:font-weight="normal" officeooo:rsid="00030e23" officeooo:paragraph-rsid="000bd262" style:font-name-asian="Times New Roman" style:font-size-asian="12pt" style:font-style-asian="normal" style:font-weight-asian="normal" style:font-name-complex="Times New Roman" style:font-size-complex="12pt" style:language-complex="ar" style:country-complex="SA" style:text-emphasize="none"/>
    </style:style>
    <style:style style:name="P95" style:family="paragraph" style:parent-style-name="Standard">
      <style:text-properties style:use-window-font-color="true" style:font-name="FreeSans1" fo:font-size="12pt" fo:language="es" fo:country="AR" officeooo:rsid="00030e23" officeooo:paragraph-rsid="00030e23" style:font-name-asian="Times New Roman" style:font-size-asian="12pt" style:font-name-complex="Times New Roman" style:font-size-complex="12pt" style:language-complex="ar" style:country-complex="SA"/>
    </style:style>
    <style:style style:name="P96" style:family="paragraph" style:parent-style-name="Standard">
      <style:text-properties style:use-window-font-color="true" style:font-name="FreeSans1" fo:font-size="12pt" fo:language="es" fo:country="AR" officeooo:rsid="0028fcf5" officeooo:paragraph-rsid="0028fcf5" style:font-name-asian="Times New Roman" style:font-size-asian="12pt" style:font-name-complex="Times New Roman" style:font-size-complex="12pt" style:language-complex="ar" style:country-complex="SA"/>
    </style:style>
    <style:style style:name="P97" style:family="paragraph" style:parent-style-name="Standard">
      <style:text-properties style:use-window-font-color="true" style:font-name="FreeSans1" fo:font-size="12pt" fo:language="es" fo:country="AR" fo:font-weight="bold" officeooo:rsid="0006a157" officeooo:paragraph-rsid="0006a157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98" style:family="paragraph" style:parent-style-name="Standard">
      <style:text-properties style:use-window-font-color="true" style:font-name="FreeSans1" fo:font-size="12pt" fo:language="es" fo:country="AR" fo:font-weight="bold" officeooo:rsid="0006a157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99" style:family="paragraph" style:parent-style-name="Standard">
      <style:text-properties style:use-window-font-color="true" style:font-name="FreeSans1" fo:font-size="12pt" fo:language="es" fo:country="AR" fo:font-weight="bold" officeooo:rsid="0006a157" officeooo:paragraph-rsid="003b467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0" style:family="paragraph" style:parent-style-name="Standard">
      <style:text-properties style:use-window-font-color="true" style:font-name="FreeSans1" fo:font-size="12pt" fo:language="es" fo:country="AR" fo:font-weight="bold" officeooo:rsid="0006a157" officeooo:paragraph-rsid="0028fcf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1" style:family="paragraph" style:parent-style-name="Standard">
      <style:paragraph-properties fo:text-align="center" style:justify-single-word="false"/>
      <style:text-properties style:use-window-font-color="true" style:font-name="FreeSans1" fo:font-size="12pt" fo:language="es" fo:country="AR" fo:font-weight="bold" officeooo:rsid="00074026" officeooo:paragraph-rsid="00074026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2" style:family="paragraph" style:parent-style-name="Standard">
      <style:paragraph-properties fo:text-align="center" style:justify-single-word="false"/>
      <style:text-properties style:use-window-font-color="true" style:font-name="FreeSans1" fo:font-size="12pt" fo:language="es" fo:country="AR" fo:font-weight="bold" officeooo:rsid="00074026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3" style:family="paragraph" style:parent-style-name="Standard">
      <style:paragraph-properties fo:text-align="center" style:justify-single-word="false"/>
      <style:text-properties style:use-window-font-color="true" style:font-name="FreeSans1" fo:font-size="12pt" fo:language="es" fo:country="AR" fo:font-weight="bold" officeooo:rsid="00074026" officeooo:paragraph-rsid="0020db8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4" style:family="paragraph" style:parent-style-name="Standard">
      <style:paragraph-properties fo:text-align="center" style:justify-single-word="false"/>
      <style:text-properties style:use-window-font-color="true" style:font-name="FreeSans1" fo:font-size="12pt" fo:language="es" fo:country="AR" fo:font-weight="bold" officeooo:rsid="00074026" officeooo:paragraph-rsid="0028fcf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5" style:family="paragraph" style:parent-style-name="Standard">
      <style:paragraph-properties fo:text-align="center" style:justify-single-word="false"/>
      <style:text-properties style:use-window-font-color="true" style:font-name="FreeSans1" fo:font-size="12pt" fo:language="es" fo:country="AR" fo:font-weight="bold" officeooo:rsid="00074026" officeooo:paragraph-rsid="00492247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6" style:family="paragraph" style:parent-style-name="Standard">
      <style:paragraph-properties fo:text-align="end" style:justify-single-word="false"/>
      <style:text-properties style:use-window-font-color="true" style:font-name="FreeSans1" fo:font-size="12pt" fo:language="es" fo:country="AR" fo:font-weight="bold" officeooo:rsid="00030e23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7" style:family="paragraph" style:parent-style-name="Standard">
      <style:paragraph-properties fo:text-align="end" style:justify-single-word="false"/>
      <style:text-properties style:use-window-font-color="true" style:font-name="FreeSans1" fo:font-size="12pt" fo:language="es" fo:country="AR" fo:font-weight="bold" officeooo:rsid="00030e23" officeooo:paragraph-rsid="000bd26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8" style:family="paragraph" style:parent-style-name="Standard">
      <style:paragraph-properties fo:text-align="end" style:justify-single-word="false"/>
      <style:text-properties style:use-window-font-color="true" style:font-name="FreeSans1" fo:font-size="12pt" fo:language="es" fo:country="AR" fo:font-weight="bold" officeooo:rsid="00030e23" officeooo:paragraph-rsid="0028fcf5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09" style:family="paragraph" style:parent-style-name="Standard">
      <style:text-properties style:use-window-font-color="true" style:font-name="FreeSans1" fo:font-size="12pt" fo:language="es" fo:country="AR" officeooo:rsid="00115045" officeooo:paragraph-rsid="00115045" style:font-size-asian="12pt" style:font-size-complex="12pt" style:language-complex="ar" style:country-complex="SA"/>
    </style:style>
    <style:style style:name="P110" style:family="paragraph" style:parent-style-name="Standard">
      <style:text-properties style:text-outline="false" style:text-line-through-style="none" style:text-line-through-type="none" style:font-name="FreeSans1" fo:font-size="12pt" fo:language="es" fo:country="AR" fo:font-style="normal" fo:text-shadow="none" style:text-underline-style="none" fo:font-weight="normal" officeooo:paragraph-rsid="0028fcf5" style:font-size-asian="12pt" style:font-style-asian="normal" style:font-weight-asian="normal" style:font-size-complex="12pt" style:language-complex="ar" style:country-complex="SA" style:text-emphasize="none"/>
    </style:style>
    <style:style style:name="P111" style:family="paragraph" style:parent-style-name="Standard">
      <style:text-properties style:text-outline="false" style:text-line-through-style="none" style:text-line-through-type="none" style:font-name="FreeSans1" fo:font-size="12pt" fo:language="es" fo:country="AR" fo:font-style="normal" fo:text-shadow="none" style:text-underline-style="none" fo:font-weight="normal" officeooo:rsid="003f979d" officeooo:paragraph-rsid="003f979d" style:font-size-asian="12pt" style:font-style-asian="normal" style:font-weight-asian="normal" style:font-size-complex="12pt" style:language-complex="ar" style:country-complex="SA" style:text-emphasize="none"/>
    </style:style>
    <style:style style:name="P112" style:family="paragraph" style:parent-style-name="Standard">
      <style:text-properties officeooo:paragraph-rsid="000bd262"/>
    </style:style>
    <style:style style:name="P113" style:family="paragraph" style:parent-style-name="Text_20_body">
      <style:text-properties style:font-name="FreeSans1" fo:font-size="12pt" fo:language="es" fo:country="AR" style:font-size-asian="12pt" style:font-size-complex="12pt" style:language-complex="ar" style:country-complex="SA"/>
    </style:style>
    <style:style style:name="P114" style:family="paragraph" style:parent-style-name="Text_20_body">
      <style:text-properties style:font-name="FreeSans1" fo:font-size="12pt" fo:language="es" fo:country="AR" officeooo:paragraph-rsid="0060f24e" style:font-size-asian="12pt" style:font-name-complex="Arial" style:font-size-complex="12pt" style:language-complex="ar" style:country-complex="SA"/>
    </style:style>
    <style:style style:name="P115" style:family="paragraph" style:parent-style-name="Text_20_body">
      <style:text-properties style:font-name="FreeSans1" fo:font-size="12pt" fo:language="es" fo:country="AR" style:font-size-asian="12pt" style:font-size-complex="12pt" style:language-complex="ar" style:country-complex="SA"/>
    </style:style>
    <style:style style:name="P116" style:family="paragraph" style:parent-style-name="Normal_20_Comment">
      <style:text-properties style:use-window-font-color="true" style:font-name="FreeSans1" fo:font-size="12pt" fo:language="es" fo:country="AR" officeooo:rsid="005bb029" officeooo:paragraph-rsid="005bb029" style:font-name-asian="Times New Roman" style:font-size-asian="12pt" style:font-name-complex="Times New Roman" style:font-size-complex="12pt" style:language-complex="ar" style:country-complex="SA"/>
    </style:style>
    <style:style style:name="P117" style:family="paragraph" style:parent-style-name="Normal_20_Comment">
      <style:paragraph-properties fo:text-align="center" style:justify-single-word="false"/>
      <style:text-properties style:use-window-font-color="true" style:font-name="FreeSans1" fo:font-size="12pt" fo:language="es" fo:country="AR" officeooo:rsid="0073191a" officeooo:paragraph-rsid="0073191a" style:font-name-asian="Times New Roman" style:font-size-asian="12pt" style:font-name-complex="Times New Roman" style:font-size-complex="12pt" style:language-complex="ar" style:country-complex="SA"/>
    </style:style>
    <style:style style:name="P118" style:family="paragraph" style:parent-style-name="Normal_20_Comment">
      <style:text-properties style:use-window-font-color="true" style:font-name="FreeSans1" fo:font-size="12pt" fo:language="es" fo:country="AR" fo:font-weight="normal" officeooo:rsid="00751317" officeooo:paragraph-rsid="0075131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19" style:family="paragraph" style:parent-style-name="Normal_20_Comment">
      <style:paragraph-properties fo:text-align="center" style:justify-single-word="false"/>
      <style:text-properties style:use-window-font-color="true" style:font-name="FreeSans1" fo:font-size="12pt" fo:language="es" fo:country="AR" fo:font-weight="normal" officeooo:rsid="00751317" officeooo:paragraph-rsid="00778b5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20" style:family="paragraph" style:parent-style-name="Normal_20_Comment">
      <style:text-properties officeooo:paragraph-rsid="00052d38"/>
    </style:style>
    <style:style style:name="P121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675491" officeooo:paragraph-rsid="00675491" style:font-name-asian="Times New Roman" style:font-size-asian="12pt" style:font-name-complex="Times New Roman" style:font-size-complex="12pt" style:language-complex="ar" style:country-complex="SA"/>
    </style:style>
    <style:style style:name="P122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6b0073" officeooo:paragraph-rsid="006b0073" style:font-name-asian="Times New Roman" style:font-size-asian="12pt" style:font-name-complex="Times New Roman" style:font-size-complex="12pt" style:language-complex="ar" style:country-complex="SA"/>
    </style:style>
    <style:style style:name="P123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6b6cc3" officeooo:paragraph-rsid="006b6cc3" style:font-name-asian="Times New Roman" style:font-size-asian="12pt" style:font-name-complex="Times New Roman" style:font-size-complex="12pt" style:language-complex="ar" style:country-complex="SA"/>
    </style:style>
    <style:style style:name="P124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73191a" officeooo:paragraph-rsid="0073191a" style:font-name-asian="Times New Roman" style:font-size-asian="12pt" style:font-name-complex="Times New Roman" style:font-size-complex="12pt" style:language-complex="ar" style:country-complex="SA"/>
    </style:style>
    <style:style style:name="P125" style:family="paragraph" style:parent-style-name="Normal_20_Comment">
      <style:paragraph-properties fo:text-align="center" style:justify-single-word="false"/>
      <style:text-properties fo:color="#000000" style:font-name="FreeSans1" fo:font-size="12pt" fo:language="es" fo:country="AR" officeooo:rsid="005da082" officeooo:paragraph-rsid="0077cdd9" style:font-name-asian="Times New Roman" style:font-size-asian="12pt" style:font-name-complex="Times New Roman" style:font-size-complex="12pt" style:language-complex="ar" style:country-complex="SA"/>
    </style:style>
    <style:style style:name="P126" style:family="paragraph" style:parent-style-name="Normal_20_Comment">
      <style:paragraph-properties fo:text-align="center" style:justify-single-word="false"/>
      <style:text-properties officeooo:paragraph-rsid="00074026"/>
    </style:style>
    <style:style style:name="P127" style:family="paragraph" style:parent-style-name="Normal_20_Comment">
      <style:paragraph-properties fo:text-align="center" style:justify-single-word="false"/>
      <style:text-properties officeooo:paragraph-rsid="000bd262"/>
    </style:style>
    <style:style style:name="P128" style:family="paragraph" style:parent-style-name="Normal_20_Comment">
      <style:paragraph-properties fo:text-align="center" style:justify-single-word="false"/>
      <style:text-properties officeooo:paragraph-rsid="002db367"/>
    </style:style>
    <style:style style:name="P129" style:family="paragraph" style:parent-style-name="Normal_20_Comment">
      <style:paragraph-properties fo:text-align="center" style:justify-single-word="false"/>
      <style:text-properties officeooo:paragraph-rsid="002ffc57"/>
    </style:style>
    <style:style style:name="P130" style:family="paragraph" style:parent-style-name="Normal_20_Comment">
      <style:paragraph-properties fo:text-align="center" style:justify-single-word="false"/>
      <style:text-properties officeooo:paragraph-rsid="001db3d6"/>
    </style:style>
    <style:style style:name="P131" style:family="paragraph" style:parent-style-name="Normal_20_Comment">
      <style:paragraph-properties fo:text-align="center" style:justify-single-word="false"/>
      <style:text-properties officeooo:paragraph-rsid="00341035"/>
    </style:style>
    <style:style style:name="P132" style:family="paragraph" style:parent-style-name="Normal_20_Comment">
      <style:paragraph-properties fo:text-align="center" style:justify-single-word="false"/>
      <style:text-properties officeooo:paragraph-rsid="005da082"/>
    </style:style>
    <style:style style:name="P133" style:family="paragraph" style:parent-style-name="Normal_20_Comment">
      <style:paragraph-properties fo:text-align="center" style:justify-single-word="false"/>
      <style:text-properties officeooo:paragraph-rsid="0028fcf5"/>
    </style:style>
    <style:style style:name="P134" style:family="paragraph" style:parent-style-name="Normal_20_Comment">
      <style:text-properties officeooo:paragraph-rsid="000bd262"/>
    </style:style>
    <style:style style:name="P135" style:family="paragraph" style:parent-style-name="Normal_20_Comment">
      <style:text-properties officeooo:paragraph-rsid="004500e9"/>
    </style:style>
    <style:style style:name="P136" style:family="paragraph" style:parent-style-name="Normal_20_Comment">
      <loext:graphic-properties draw:fill="none"/>
      <style:paragraph-properties fo:margin-left="-0.0618in" fo:margin-right="-0.0618in" fo:margin-top="0.0835in" fo:margin-bottom="0.0417in" loext:contextual-spacing="false" fo:text-align="center" style:justify-single-word="false" fo:orphans="2" fo:widows="2" fo:text-indent="0in" style:auto-text-indent="false" fo:background-color="transparent" style:writing-mode="lr-tb"/>
      <style:text-properties officeooo:paragraph-rsid="0020db85"/>
    </style:style>
    <style:style style:name="P137" style:family="paragraph" style:parent-style-name="Normal_20_Comment">
      <loext:graphic-properties draw:fill="none"/>
      <style:paragraph-properties fo:margin-left="-0.0618in" fo:margin-right="-0.0618in" fo:margin-top="0.0835in" fo:margin-bottom="0.0417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FreeSans1" fo:font-size="12pt" fo:language="es" fo:country="AR" officeooo:paragraph-rsid="007b6b2b" style:font-size-asian="12pt" style:font-size-complex="12pt" style:language-complex="ar" style:country-complex="SA"/>
    </style:style>
    <style:style style:name="P138" style:family="paragraph" style:parent-style-name="Normal_20_Comment">
      <loext:graphic-properties draw:fill="none"/>
      <style:paragraph-properties fo:margin-left="0in" fo:margin-right="0in" fo:margin-top="0.0835in" fo:margin-bottom="0.0417in" loext:contextual-spacing="false" fo:text-align="center" style:justify-single-word="false" fo:orphans="2" fo:widows="2" fo:text-indent="0in" style:auto-text-indent="false" fo:background-color="transparent" style:writing-mode="lr-tb"/>
      <style:text-properties officeooo:paragraph-rsid="0020db85"/>
    </style:style>
    <style:style style:name="P139" style:family="paragraph" style:parent-style-name="Heading_20_2" style:master-page-name="Standard">
      <loext:graphic-properties draw:fill="none"/>
      <style:paragraph-properties fo:margin-left="0in" fo:margin-right="0in" fo:margin-top="0.25in" fo:margin-bottom="0.0417in" loext:contextual-spacing="false" fo:text-align="center" style:justify-single-word="false" fo:orphans="2" fo:widows="2" fo:text-indent="0in" style:auto-text-indent="false" style:page-number="auto" fo:background-color="transparent" style:writing-mode="lr-tb"/>
      <style:text-properties officeooo:paragraph-rsid="0001c603"/>
    </style:style>
    <style:style style:name="P140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1" fo:font-size="12pt" fo:language="es" fo:country="AR" officeooo:rsid="00097813" officeooo:paragraph-rsid="00097813" style:font-name-asian="Times New Roman" style:font-size-asian="12pt" style:font-name-complex="Times New Roman" style:font-size-complex="12pt" style:language-complex="ar" style:country-complex="SA"/>
    </style:style>
    <style:style style:name="P141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1" fo:font-size="12pt" fo:language="es" fo:country="AR" officeooo:rsid="00097813" officeooo:paragraph-rsid="000bd262" style:font-name-asian="Times New Roman" style:font-size-asian="12pt" style:font-name-complex="Times New Roman" style:font-size-complex="12pt" style:language-complex="ar" style:country-complex="SA"/>
    </style:style>
    <style:style style:name="P142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1" fo:font-size="12pt" fo:language="es" fo:country="AR" officeooo:rsid="00097813" officeooo:paragraph-rsid="000e5c96" style:font-name-asian="Times New Roman" style:font-size-asian="12pt" style:font-name-complex="Times New Roman" style:font-size-complex="12pt" style:language-complex="ar" style:country-complex="SA"/>
    </style:style>
    <style:style style:name="P143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1" fo:font-size="12pt" fo:language="es" fo:country="AR" officeooo:rsid="00097813" officeooo:paragraph-rsid="0060f24e" style:font-name-asian="Times New Roman" style:font-size-asian="12pt" style:font-name-complex="Times New Roman" style:font-size-complex="12pt" style:language-complex="ar" style:country-complex="SA"/>
    </style:style>
    <style:style style:name="P144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1" fo:font-size="12pt" fo:language="es" fo:country="AR" officeooo:rsid="00097813" officeooo:paragraph-rsid="0028fcf5" style:font-name-asian="Times New Roman" style:font-size-asian="12pt" style:font-name-complex="Times New Roman" style:font-size-complex="12pt" style:language-complex="ar" style:country-complex="SA"/>
    </style:style>
    <style:style style:name="P145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1" fo:font-size="12pt" fo:language="es" fo:country="AR" officeooo:rsid="000eb898" officeooo:paragraph-rsid="000eb898" style:font-name-asian="Times New Roman" style:font-size-asian="12pt" style:font-name-complex="Times New Roman" style:font-size-complex="12pt" style:language-complex="ar" style:country-complex="SA"/>
    </style:style>
    <style:style style:name="P146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1" fo:font-size="12pt" fo:language="es" fo:country="AR" officeooo:rsid="000eb898" officeooo:paragraph-rsid="0061bb3d" style:font-name-asian="Times New Roman" style:font-size-asian="12pt" style:font-name-complex="Times New Roman" style:font-size-complex="12pt" style:language-complex="ar" style:country-complex="SA"/>
    </style:style>
    <style:style style:name="P147" style:family="paragraph" style:parent-style-name="Standard" style:list-style-name="WW8Num16">
      <style:paragraph-properties>
        <style:tab-stops>
          <style:tab-stop style:position="0.5in"/>
        </style:tab-stops>
      </style:paragraph-properties>
      <style:text-properties fo:color="#000000" style:font-name="FreeSans1" fo:font-size="12pt" fo:language="es" fo:country="AR" officeooo:rsid="0061bb3d" officeooo:paragraph-rsid="0061bb3d" style:font-name-asian="Times New Roman" style:font-size-asian="12pt" style:font-name-complex="Times New Roman" style:font-size-complex="12pt" style:language-complex="ar" style:country-complex="SA"/>
    </style:style>
    <style:style style:name="P148" style:family="paragraph" style:parent-style-name="Standard">
      <style:text-properties style:font-name="FreeSans1" fo:font-size="12pt" fo:language="es" fo:country="AR" officeooo:paragraph-rsid="003b467d" style:font-size-asian="12pt" style:font-size-complex="12pt" style:language-complex="ar" style:country-complex="SA"/>
    </style:style>
    <style:style style:name="P149" style:family="paragraph" style:parent-style-name="Standard">
      <style:text-properties style:font-name="FreeSans1" fo:font-size="12pt" fo:language="es" fo:country="AR" officeooo:paragraph-rsid="000bd262" style:font-size-asian="12pt" style:font-size-complex="12pt" style:language-complex="ar" style:country-complex="SA"/>
    </style:style>
    <style:style style:name="P150" style:family="paragraph" style:parent-style-name="Standard">
      <style:text-properties style:font-name="FreeSans1" fo:font-size="12pt" fo:language="es" fo:country="AR" officeooo:paragraph-rsid="0028fcf5" style:font-size-asian="12pt" style:font-size-complex="12pt" style:language-complex="ar" style:country-complex="SA"/>
    </style:style>
    <style:style style:name="P151" style:family="paragraph" style:parent-style-name="Standard">
      <style:text-properties style:font-name="FreeSans1" fo:font-size="12pt" fo:language="es" fo:country="AR" officeooo:paragraph-rsid="003b467d" style:font-size-asian="12pt" style:font-name-complex="Arial" style:font-size-complex="12pt" style:language-complex="ar" style:country-complex="SA"/>
    </style:style>
    <style:style style:name="P152" style:family="paragraph" style:parent-style-name="Standard">
      <style:text-properties style:font-name="FreeSans1" fo:font-size="12pt" fo:language="es" fo:country="AR" officeooo:paragraph-rsid="000bd262" style:font-size-asian="12pt" style:font-name-complex="Arial" style:font-size-complex="12pt" style:language-complex="ar" style:country-complex="SA"/>
    </style:style>
    <style:style style:name="P153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5da082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FreeSans1" fo:font-size="12pt" officeooo:rsid="00030e23" style:font-name-asian="Times New Roman" style:font-size-asian="12pt" style:font-name-complex="Times New Roman" style:font-size-complex="12pt"/>
    </style:style>
    <style:style style:name="T5" style:family="text">
      <style:text-properties style:use-window-font-color="true" style:font-name="FreeSans1" fo:font-size="12pt" officeooo:rsid="003d14d1" style:font-name-asian="Times New Roman" style:font-size-asian="12pt" style:font-name-complex="Times New Roman" style:font-size-complex="12pt"/>
    </style:style>
    <style:style style:name="T6" style:family="text">
      <style:text-properties style:use-window-font-color="true" style:font-name="FreeSans1" fo:font-size="12pt" officeooo:rsid="0003d958" style:font-name-asian="Times New Roman" style:font-size-asian="12pt" style:font-name-complex="Times New Roman" style:font-size-complex="12pt"/>
    </style:style>
    <style:style style:name="T7" style:family="text">
      <style:text-properties style:use-window-font-color="true" style:font-name="FreeSans1" fo:font-size="12pt" officeooo:rsid="003e57f2" style:font-name-asian="Times New Roman" style:font-size-asian="12pt" style:font-name-complex="Times New Roman" style:font-size-complex="12pt"/>
    </style:style>
    <style:style style:name="T8" style:family="text">
      <style:text-properties style:use-window-font-color="true" style:font-name="FreeSans1" fo:font-size="12pt" officeooo:rsid="003f979d" style:font-name-asian="Times New Roman" style:font-size-asian="12pt" style:font-name-complex="Times New Roman" style:font-size-complex="12pt"/>
    </style:style>
    <style:style style:name="T9" style:family="text">
      <style:text-properties style:use-window-font-color="true" style:font-name="FreeSans1" fo:font-size="12pt" officeooo:rsid="00456f4e" style:font-name-asian="Times New Roman" style:font-size-asian="12pt" style:font-name-complex="Times New Roman" style:font-size-complex="12pt"/>
    </style:style>
    <style:style style:name="T10" style:family="text">
      <style:text-properties style:use-window-font-color="true" style:font-name="FreeSans1" fo:font-size="12pt" fo:language="es" fo:country="AR" officeooo:rsid="00052d38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style:font-name="FreeSans1" fo:font-size="12pt" fo:language="es" fo:country="AR" officeooo:rsid="0006a157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FreeSans1" fo:font-size="12pt" fo:language="es" fo:country="AR" officeooo:rsid="00456f4e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FreeSans1" fo:font-size="12pt" fo:language="es" fo:country="AR" officeooo:rsid="004ec126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style:font-name="FreeSans1" fo:font-size="12pt" fo:language="es" fo:country="AR" officeooo:rsid="004732bf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font-name="FreeSans1" fo:font-size="12pt" fo:language="es" fo:country="AR" officeooo:rsid="0060f24e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style:font-name="FreeSans1" fo:font-size="12pt" fo:language="es" fo:country="AR" officeooo:rsid="000bd262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style:font-name="FreeSans1" fo:font-size="12pt" fo:language="es" fo:country="AR" officeooo:rsid="0054b97d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FreeSans1" fo:font-size="12pt" fo:language="es" fo:country="AR" officeooo:rsid="00030e23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FreeSans1" fo:font-size="12pt" fo:language="es" fo:country="AR" officeooo:rsid="000e366f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FreeSans1" fo:font-size="12pt" fo:language="es" fo:country="AR" officeooo:rsid="0061bb3d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style:font-name="FreeSans1" fo:font-size="12pt" fo:language="es" fo:country="AR" fo:font-weight="normal" officeooo:rsid="0020db8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style:use-window-font-color="true" style:font-name="FreeSans1" fo:font-size="12pt" fo:language="es" fo:country="AR" fo:font-weight="normal" officeooo:rsid="0049224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style:use-window-font-color="true" style:font-name="FreeSans1" fo:font-size="12pt" fo:language="es" fo:country="AR" fo:font-weight="normal" officeooo:rsid="0050759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style:use-window-font-color="true" style:font-name="FreeSans1" fo:font-size="12pt" fo:language="es" fo:country="AR" fo:font-weight="normal" officeooo:rsid="00052d3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style:use-window-font-color="true" style:font-name="FreeSans1" fo:font-size="12pt" fo:language="es" fo:country="AR" fo:font-weight="normal" officeooo:rsid="0067132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style:use-window-font-color="true" style:font-name="FreeSans1" fo:font-size="12pt" fo:language="es" fo:country="AR" fo:font-weight="normal" officeooo:rsid="0067549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7" style:family="text">
      <style:text-properties style:use-window-font-color="true" style:font-name="FreeSans1" fo:font-size="12pt" fo:language="es" fo:country="AR" fo:font-weight="normal" officeooo:rsid="00690bf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8" style:family="text">
      <style:text-properties style:use-window-font-color="true" style:font-name="FreeSans1" fo:font-size="12pt" fo:language="es" fo:country="AR" fo:font-weight="normal" officeooo:rsid="006b195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9" style:family="text">
      <style:text-properties style:use-window-font-color="true" style:font-name="FreeSans1" fo:font-size="12pt" fo:language="es" fo:country="AR" fo:font-weight="normal" officeooo:rsid="0007402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0" style:family="text">
      <style:text-properties style:use-window-font-color="true" style:font-name="FreeSans1" fo:font-size="12pt" fo:language="es" fo:country="AR" fo:font-weight="normal" officeooo:rsid="004ec12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1" style:family="text">
      <style:text-properties style:use-window-font-color="true" style:font-name="FreeSans1" fo:font-size="12pt" fo:language="es" fo:country="AR" fo:font-weight="normal" officeooo:rsid="004ced3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style:use-window-font-color="true" style:font-name="FreeSans1" fo:font-size="12pt" fo:language="es" fo:country="AR" fo:font-weight="normal" officeooo:rsid="006b6cc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3" style:family="text">
      <style:text-properties style:use-window-font-color="true" style:font-name="FreeSans1" fo:font-size="12pt" fo:language="es" fo:country="AR" fo:font-weight="normal" officeooo:rsid="006dd1a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4" style:family="text">
      <style:text-properties style:use-window-font-color="true" style:font-name="FreeSans1" fo:font-size="12pt" fo:language="es" fo:country="AR" fo:font-weight="normal" officeooo:rsid="006f7b2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5" style:family="text">
      <style:text-properties style:use-window-font-color="true" style:font-name="FreeSans1" fo:font-size="12pt" fo:language="es" fo:country="AR" fo:font-weight="normal" officeooo:rsid="00704b4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6" style:family="text">
      <style:text-properties style:use-window-font-color="true" style:font-name="FreeSans1" fo:font-size="12pt" fo:language="es" fo:country="AR" fo:font-weight="normal" officeooo:rsid="0071ee0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7" style:family="text">
      <style:text-properties style:use-window-font-color="true" style:font-name="FreeSans1" fo:font-size="12pt" fo:language="es" fo:country="AR" fo:font-weight="normal" officeooo:rsid="007af7c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8" style:family="text">
      <style:text-properties style:use-window-font-color="true" style:font-name="FreeSans1" fo:font-size="12pt" fo:language="es" fo:country="AR" fo:font-weight="normal" officeooo:rsid="007b6b2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9" style:family="text">
      <style:text-properties style:use-window-font-color="true" style:font-name="FreeSans1" fo:font-size="12pt" fo:language="es" fo:country="AR" fo:font-weight="normal" officeooo:rsid="007b8b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0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030e23" style:font-style-asian="normal" style:font-weight-asian="normal" style:text-emphasize="none"/>
    </style:style>
    <style:style style:name="T41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3cfb8c" style:font-style-asian="normal" style:font-weight-asian="normal" style:text-emphasize="none"/>
    </style:style>
    <style:style style:name="T42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35a110" style:font-style-asian="normal" style:font-weight-asian="normal" style:text-emphasize="none"/>
    </style:style>
    <style:style style:name="T43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030e23" style:font-name-asian="Times New Roman" style:font-style-asian="normal" style:font-weight-asian="normal" style:font-name-complex="Times New Roman" style:text-emphasize="none"/>
    </style:style>
    <style:style style:name="T44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3b467d" style:font-name-asian="Times New Roman" style:font-style-asian="normal" style:font-weight-asian="normal" style:font-name-complex="Times New Roman" style:text-emphasize="none"/>
    </style:style>
    <style:style style:name="T45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3cfb8c" style:font-name-asian="Times New Roman" style:font-style-asian="normal" style:font-weight-asian="normal" style:font-name-complex="Times New Roman" style:text-emphasize="none"/>
    </style:style>
    <style:style style:name="T46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35a110" style:font-name-asian="Times New Roman" style:font-style-asian="normal" style:font-weight-asian="normal" style:font-name-complex="Times New Roman" style:text-emphasize="none"/>
    </style:style>
    <style:style style:name="T47" style:family="text">
      <style:text-properties style:use-window-font-color="true" fo:font-weight="bold" officeooo:rsid="00030e23" style:font-name-asian="Times New Roman" style:font-weight-asian="bold" style:font-name-complex="Times New Roman"/>
    </style:style>
    <style:style style:name="T48" style:family="text">
      <style:text-properties style:use-window-font-color="true" officeooo:rsid="00030e23" style:font-name-asian="Times New Roman" style:font-name-complex="Times New Roman"/>
    </style:style>
    <style:style style:name="T49" style:family="text">
      <style:text-properties style:use-window-font-color="true" officeooo:rsid="002a7489" style:font-name-asian="Times New Roman" style:font-name-complex="Times New Roman"/>
    </style:style>
    <style:style style:name="T50" style:family="text">
      <style:text-properties style:use-window-font-color="true" officeooo:rsid="003292aa" style:font-name-asian="Times New Roman" style:font-name-complex="Times New Roman"/>
    </style:style>
    <style:style style:name="T51" style:family="text">
      <style:text-properties style:use-window-font-color="true" officeooo:rsid="002ac56b" style:font-name-asian="Times New Roman" style:font-name-complex="Times New Roman"/>
    </style:style>
    <style:style style:name="T52" style:family="text">
      <style:text-properties style:use-window-font-color="true" officeooo:rsid="002d9677" style:font-name-asian="Times New Roman" style:font-name-complex="Times New Roman"/>
    </style:style>
    <style:style style:name="T53" style:family="text">
      <style:text-properties style:use-window-font-color="true" officeooo:rsid="0003d958" style:font-name-asian="Times New Roman" style:font-name-complex="Times New Roman"/>
    </style:style>
    <style:style style:name="T54" style:family="text">
      <style:text-properties style:use-window-font-color="true" officeooo:rsid="0035a110" style:font-name-asian="Times New Roman" style:font-name-complex="Times New Roman"/>
    </style:style>
    <style:style style:name="T55" style:family="text">
      <style:text-properties style:use-window-font-color="true" officeooo:rsid="003798f0" style:font-name-asian="Times New Roman" style:font-name-complex="Times New Roman"/>
    </style:style>
    <style:style style:name="T56" style:family="text">
      <style:text-properties style:use-window-font-color="true" fo:font-weight="normal" officeooo:rsid="0043dc21" style:font-name-asian="Times New Roman" style:font-weight-asian="normal" style:font-name-complex="Times New Roman" style:font-weight-complex="normal"/>
    </style:style>
    <style:style style:name="T57" style:family="text">
      <style:text-properties style:use-window-font-color="true" fo:font-weight="normal" officeooo:rsid="007af7c0" style:font-name-asian="Times New Roman" style:font-weight-asian="normal" style:font-name-complex="Times New Roman" style:font-weight-complex="normal"/>
    </style:style>
    <style:style style:name="T58" style:family="text">
      <style:text-properties style:use-window-font-color="true" fo:font-weight="normal" officeooo:rsid="007b6b2b" style:font-name-asian="Times New Roman" style:font-weight-asian="normal" style:font-name-complex="Times New Roman" style:font-weight-complex="normal"/>
    </style:style>
    <style:style style:name="T59" style:family="text">
      <style:text-properties style:use-window-font-color="true" officeooo:rsid="0060f24e"/>
    </style:style>
    <style:style style:name="T60" style:family="text">
      <style:text-properties style:use-window-font-color="true" officeooo:rsid="000bd262"/>
    </style:style>
    <style:style style:name="T61" style:family="text">
      <style:text-properties style:use-window-font-color="true" officeooo:rsid="0054b97d"/>
    </style:style>
    <style:style style:name="T62" style:family="text">
      <style:text-properties officeooo:rsid="0006a157"/>
    </style:style>
    <style:style style:name="T63" style:family="text">
      <style:text-properties officeooo:rsid="00074026"/>
    </style:style>
    <style:style style:name="T64" style:family="text">
      <style:text-properties fo:color="#000000" officeooo:rsid="00074026"/>
    </style:style>
    <style:style style:name="T65" style:family="text">
      <style:text-properties fo:color="#000000" officeooo:rsid="00074026" style:font-name-asian="Times New Roman" style:font-name-complex="Times New Roman"/>
    </style:style>
    <style:style style:name="T66" style:family="text">
      <style:text-properties fo:color="#000000" officeooo:rsid="0017b8e4" style:font-name-asian="Times New Roman" style:font-name-complex="Times New Roman"/>
    </style:style>
    <style:style style:name="T67" style:family="text">
      <style:text-properties fo:color="#000000" style:font-name="FreeSans1" fo:font-size="12pt" fo:language="es" fo:country="AR" officeooo:rsid="00074026" style:font-name-asian="Times New Roman" style:font-size-asian="12pt" style:font-name-complex="Times New Roman" style:font-size-complex="12pt" style:language-complex="ar" style:country-complex="SA"/>
    </style:style>
    <style:style style:name="T68" style:family="text">
      <style:text-properties fo:color="#000000" style:font-name="FreeSans1" fo:font-size="12pt" fo:language="es" fo:country="AR" officeooo:rsid="00689b80" style:font-name-asian="Times New Roman" style:font-size-asian="12pt" style:font-name-complex="Times New Roman" style:font-size-complex="12pt" style:language-complex="ar" style:country-complex="SA"/>
    </style:style>
    <style:style style:name="T69" style:family="text">
      <style:text-properties fo:color="#000000" style:font-name="FreeSans1" fo:font-size="12pt" fo:language="es" fo:country="AR" officeooo:rsid="006b1950" style:font-name-asian="Times New Roman" style:font-size-asian="12pt" style:font-name-complex="Times New Roman" style:font-size-complex="12pt" style:language-complex="ar" style:country-complex="SA"/>
    </style:style>
    <style:style style:name="T70" style:family="text">
      <style:text-properties fo:color="#000000" style:font-name="FreeSans1" fo:font-size="12pt" fo:language="es" fo:country="AR" officeooo:rsid="006b6cc3" style:font-name-asian="Times New Roman" style:font-size-asian="12pt" style:font-name-complex="Times New Roman" style:font-size-complex="12pt" style:language-complex="ar" style:country-complex="SA"/>
    </style:style>
    <style:style style:name="T71" style:family="text">
      <style:text-properties fo:color="#000000" style:font-name="FreeSans1" fo:font-size="12pt" fo:language="es" fo:country="AR" officeooo:rsid="00341035" style:font-name-asian="Times New Roman" style:font-size-asian="12pt" style:font-name-complex="Times New Roman" style:font-size-complex="12pt" style:language-complex="ar" style:country-complex="SA"/>
    </style:style>
    <style:style style:name="T72" style:family="text">
      <style:text-properties fo:color="#000000" style:font-name="FreeSans1" fo:font-size="12pt" fo:language="es" fo:country="AR" officeooo:rsid="0073191a" style:font-name-asian="Times New Roman" style:font-size-asian="12pt" style:font-name-complex="Times New Roman" style:font-size-complex="12pt" style:language-complex="ar" style:country-complex="SA"/>
    </style:style>
    <style:style style:name="T73" style:family="text">
      <style:text-properties fo:color="#000000" style:font-name="FreeSans1" fo:font-size="12pt" fo:language="es" fo:country="AR" officeooo:rsid="005da082" style:font-name-asian="Times New Roman" style:font-size-asian="12pt" style:font-name-complex="Times New Roman" style:font-size-complex="12pt" style:language-complex="ar" style:country-complex="SA"/>
    </style:style>
    <style:style style:name="T74" style:family="text">
      <style:text-properties fo:color="#000000" style:font-name="FreeSans1" fo:font-size="12pt" fo:language="es" fo:country="AR" officeooo:rsid="0077cdd9" style:font-name-asian="Times New Roman" style:font-size-asian="12pt" style:font-name-complex="Times New Roman" style:font-size-complex="12pt" style:language-complex="ar" style:country-complex="SA"/>
    </style:style>
    <style:style style:name="T75" style:family="text">
      <style:text-properties fo:color="#000000" style:font-name="FreeSans1" fo:font-size="12pt" fo:language="es" fo:country="AR" officeooo:rsid="00074026" style:font-size-asian="12pt" style:font-size-complex="12pt" style:language-complex="ar" style:country-complex="SA"/>
    </style:style>
    <style:style style:name="T76" style:family="text">
      <style:text-properties fo:color="#000000" style:font-name="FreeSans1" fo:font-size="12pt" fo:language="es" fo:country="AR" officeooo:rsid="002db367" style:font-size-asian="12pt" style:font-size-complex="12pt" style:language-complex="ar" style:country-complex="SA"/>
    </style:style>
    <style:style style:name="T77" style:family="text">
      <style:text-properties fo:color="#000000" style:font-name="FreeSans1" fo:font-size="12pt" fo:language="es" fo:country="AR" officeooo:rsid="002ef82f" style:font-size-asian="12pt" style:font-size-complex="12pt" style:language-complex="ar" style:country-complex="SA"/>
    </style:style>
    <style:style style:name="T78" style:family="text">
      <style:text-properties fo:color="#000000" style:font-name="FreeSans1" fo:font-size="12pt" fo:language="es" fo:country="AR" officeooo:rsid="002ffc57" style:font-size-asian="12pt" style:font-size-complex="12pt" style:language-complex="ar" style:country-complex="SA"/>
    </style:style>
    <style:style style:name="T79" style:family="text">
      <style:text-properties fo:color="#000000" style:font-name="FreeSans1" fo:font-size="12pt" fo:language="es" fo:country="AR" officeooo:rsid="0080959d" style:font-size-asian="12pt" style:font-size-complex="12pt" style:language-complex="ar" style:country-complex="SA"/>
    </style:style>
    <style:style style:name="T80" style:family="text">
      <style:text-properties fo:color="#000000" style:font-name="FreeSans1" fo:font-size="12pt" fo:language="es" fo:country="AR" fo:font-weight="bold" officeooo:rsid="005da08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81" style:family="text">
      <style:text-properties fo:color="#000000" officeooo:rsid="005bb029"/>
    </style:style>
    <style:style style:name="T82" style:family="text">
      <style:text-properties fo:color="#000000" officeooo:rsid="00759ca3"/>
    </style:style>
    <style:style style:name="T83" style:family="text">
      <style:text-properties officeooo:rsid="001a24ae"/>
    </style:style>
    <style:style style:name="T84" style:family="text">
      <style:text-properties officeooo:rsid="001d3869"/>
    </style:style>
    <style:style style:name="T85" style:family="text">
      <style:text-properties officeooo:rsid="001ea6dc"/>
    </style:style>
    <style:style style:name="T86" style:family="text">
      <style:text-properties officeooo:rsid="001f3cd0"/>
    </style:style>
    <style:style style:name="T87" style:family="text">
      <style:text-properties officeooo:rsid="0020db85"/>
    </style:style>
    <style:style style:name="T88" style:family="text">
      <style:text-properties officeooo:rsid="0021d0c7"/>
    </style:style>
    <style:style style:name="T89" style:family="text">
      <style:text-properties officeooo:rsid="00341035"/>
    </style:style>
    <style:style style:name="T90" style:family="text">
      <style:text-properties officeooo:rsid="00492247"/>
    </style:style>
    <style:style style:name="T91" style:family="text">
      <style:text-properties style:font-name-asian="Times New Roman" style:font-name-complex="Times New Roman"/>
    </style:style>
    <style:style style:name="T92" style:family="text">
      <style:text-properties officeooo:rsid="00030e23" style:font-name-asian="Times New Roman" style:font-name-complex="Times New Roman"/>
    </style:style>
    <style:style style:name="T93" style:family="text">
      <style:text-properties officeooo:rsid="00132f28" style:font-name-asian="Times New Roman" style:font-name-complex="Times New Roman"/>
    </style:style>
    <style:style style:name="T94" style:family="text">
      <style:text-properties officeooo:rsid="001a24ae" style:font-name-asian="Times New Roman" style:font-name-complex="Times New Roman"/>
    </style:style>
    <style:style style:name="T95" style:family="text">
      <style:text-properties officeooo:rsid="0054b97d" style:font-name-asian="Times New Roman" style:font-name-complex="Times New Roman"/>
    </style:style>
    <style:style style:name="T96" style:family="text">
      <style:text-properties fo:language="es" fo:country="AR" style:language-complex="ar" style:country-complex="SA"/>
    </style:style>
    <style:style style:name="T97" style:family="text">
      <style:text-properties fo:language="es" fo:country="AR" officeooo:rsid="005258b8" style:language-complex="ar" style:country-complex="SA"/>
    </style:style>
    <style:style style:name="T98" style:family="text">
      <style:text-properties fo:text-transform="uppercase" fo:color="#000080" style:font-name="FreeSans1" fo:font-size="14pt" fo:language="es" fo:country="AR" fo:text-shadow="1pt 1pt" fo:font-weight="bold" officeooo:rsid="0001c603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99" style:family="text">
      <style:text-properties fo:text-transform="uppercase" fo:color="#000080" style:font-name="FreeSans1" fo:font-size="14pt" fo:language="es" fo:country="AR" fo:text-shadow="1pt 1pt" fo:font-weight="bold" officeooo:rsid="004ced3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00" style:family="text">
      <style:text-properties officeooo:rsid="00507590"/>
    </style:style>
    <style:style style:name="T101" style:family="text">
      <style:text-properties officeooo:rsid="0054b97d"/>
    </style:style>
    <style:style style:name="T102" style:family="text">
      <style:text-properties officeooo:rsid="005bb029"/>
    </style:style>
    <style:style style:name="T103" style:family="text">
      <style:text-properties officeooo:rsid="005da082"/>
    </style:style>
    <style:style style:name="T104" style:family="text">
      <style:text-properties officeooo:rsid="005f64dd"/>
    </style:style>
    <style:style style:name="T105" style:family="text">
      <style:text-properties officeooo:rsid="006b6cc3"/>
    </style:style>
    <style:style style:name="T106" style:family="text">
      <style:text-properties officeooo:rsid="006c97cc"/>
    </style:style>
    <style:style style:name="T107" style:family="text">
      <style:text-properties officeooo:rsid="002b6c4e"/>
    </style:style>
    <style:style style:name="T108" style:family="text">
      <style:text-properties officeooo:rsid="0073191a"/>
    </style:style>
    <style:style style:name="T109" style:family="text">
      <style:text-properties officeooo:rsid="00759ca3"/>
    </style:style>
    <style:style style:name="T110" style:family="text">
      <style:text-properties officeooo:rsid="0077cdd9"/>
    </style:style>
    <style:style style:name="T111" style:family="text">
      <style:text-properties officeooo:rsid="007b6b2b"/>
    </style:style>
    <style:style style:name="T112" style:family="text">
      <style:text-properties officeooo:rsid="007b8bff"/>
    </style:style>
    <style:style style:name="T113" style:family="text">
      <style:text-properties officeooo:rsid="007ed008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9" text:outline-level="2"><text:span text:style-name="T98">Casos de uso - </text:span><text:span text:style-name="T99">administrador</text:span><text:span text:style-name="T98"> de paquetes gráfico</text:span></text:h>
      <text:p text:style-name="P34"/>
      <text:p text:style-name="P3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Meta-datos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3">Nombre:</text:p>
          </table:table-cell>
          <table:table-cell table:style-name="Table1.B2" office:value-type="string">
            <text:p text:style-name="P95">Instalar<text:span text:style-name="T101">-1.0</text:span></text:p>
          </table:table-cell>
        </table:table-row>
        <table:table-row table:style-name="Table1.1">
          <table:table-cell table:style-name="Table1.A2" office:value-type="string">
            <text:p text:style-name="P106">Descripción:</text:p>
          </table:table-cell>
          <table:table-cell table:style-name="Table1.B3" office:value-type="string">
            <text:p text:style-name="P38">El sistema permite a la/al usuaria/o que obtuvo permisos de administrador/a, instalar los paquetes que selecci<text:span text:style-name="T83">o</text:span>nó.</text:p>
          </table:table-cell>
        </table:table-row>
        <table:table-row table:style-name="Table1.1">
          <table:table-cell table:style-name="Table1.A2" office:value-type="string">
            <text:p text:style-name="P80"><text:span text:style-name="T47">Actor</text:span><text:span text:style-name="T1">:</text:span></text:p>
          </table:table-cell>
          <table:table-cell table:style-name="Table1.B4" office:value-type="string">
            <text:p text:style-name="P39">Usuario/a con permisos de administrador/a.</text:p>
          </table:table-cell>
        </table:table-row>
        <table:table-row table:style-name="Table1.1">
          <table:table-cell table:style-name="Table1.A2" office:value-type="string">
            <text:p text:style-name="P53">Trigger:</text:p>
          </table:table-cell>
          <table:table-cell table:style-name="Table1.B5" office:value-type="string">
            <text:p text:style-name="P120"><text:span text:style-name="T24">Validación de permisos de administrador/a luego de </text:span><text:span text:style-name="T25">seleccionar los paquetes </text:span><text:span text:style-name="T26">e indicar que los quiere instalar.</text:span></text:p>
          </table:table-cell>
        </table:table-row>
      </table:table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table:number-columns-spanned="3" office:value-type="string">
              <text:p text:style-name="P97">Secuencia normal</text:p>
            </table:table-cell>
            <table:covered-table-cell/>
            <table:covered-table-cell/>
          </table:table-row>
          <table:table-row table:style-name="Table3.1">
            <table:table-cell table:style-name="Table3.A2" office:value-type="string">
              <text:p text:style-name="P56">Paso</text:p>
            </table:table-cell>
            <table:table-cell table:style-name="Table3.A2" office:value-type="string">
              <text:p text:style-name="P56">Acciones del actor</text:p>
            </table:table-cell>
            <table:table-cell table:style-name="Table3.C2" office:value-type="string">
              <text:p text:style-name="P56">Acciones del sistema</text:p>
            </table:table-cell>
          </table:table-row>
        </table:table-header-rows>
        <table:table-row table:style-name="Table3.3">
          <table:table-cell table:style-name="Table3.A3" office:value-type="string">
            <text:p text:style-name="P63">1</text:p>
          </table:table-cell>
          <table:table-cell table:style-name="Table3.B3" office:value-type="string">
            <text:p text:style-name="P35"><text:span text:style-name="T65">Elegir paquetes </text:span><text:span text:style-name="T66">a</text:span><text:span text:style-name="T65"> instalar.</text:span></text:p>
          </table:table-cell>
          <table:table-cell table:style-name="Table3.C3" office:value-type="string">
            <text:p text:style-name="P19"/>
          </table:table-cell>
        </table:table-row>
        <table:table-row table:style-name="Table3.3">
          <table:table-cell table:style-name="Table3.A4" office:value-type="string">
            <text:p text:style-name="P63">2</text:p>
          </table:table-cell>
          <table:table-cell table:style-name="Table3.B4" office:value-type="string">
            <text:p text:style-name="P121"><text:span text:style-name="T63">I</text:span>ndicar que se los quiere instalar.</text:p>
          </table:table-cell>
          <table:table-cell table:style-name="Table3.C4" office:value-type="string">
            <text:p text:style-name="P19">Realizar control de permisos de usuario.</text:p>
          </table:table-cell>
        </table:table-row>
        <table:table-row table:style-name="Table3.3">
          <table:table-cell table:style-name="Table3.A5" office:value-type="string">
            <text:p text:style-name="P65">3</text:p>
          </table:table-cell>
          <table:table-cell table:style-name="Table3.B5" office:value-type="string">
            <text:p text:style-name="P25">Ingresar contraseña de administrador/a.</text:p>
          </table:table-cell>
          <table:table-cell table:style-name="Table3.C5" office:value-type="string">
            <text:p text:style-name="P19">Instalar paquetes seleccionados en 1.</text:p>
          </table:table-cell>
        </table:table-row>
      </table:table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table:number-columns-spanned="3" office:value-type="string">
              <text:p text:style-name="P5">Secuencia <text:span text:style-name="T63">excepcional - 1</text:span></text:p>
            </table:table-cell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101">Paso</text:p>
            </table:table-cell>
            <table:table-cell table:style-name="Table4.A2" office:value-type="string">
              <text:p text:style-name="P57">Acciones del actor</text:p>
            </table:table-cell>
            <table:table-cell table:style-name="Table4.C2" office:value-type="string">
              <text:p text:style-name="P57">Acciones del sistema</text:p>
            </table:table-cell>
          </table:table-row>
        </table:table-header-rows>
        <table:table-row table:style-name="Table4.3">
          <table:table-cell table:style-name="Table4.A3" office:value-type="string">
            <text:p text:style-name="P63">1<text:span text:style-name="T86">'</text:span></text:p>
          </table:table-cell>
          <table:table-cell table:style-name="Table4.B3" office:value-type="string">
            <text:p text:style-name="P126"><text:span text:style-name="T67">No </text:span><text:span text:style-name="T68">elegir</text:span><text:span text:style-name="T67"> paquetes </text:span><text:span text:style-name="T68">e indicar que se quiere instalar.</text:span></text:p>
          </table:table-cell>
          <table:table-cell table:style-name="Table4.C3" office:value-type="string">
            <text:p text:style-name="P19"><text:span text:style-name="T113">Indicar</text:span> error.</text:p>
          </table:table-cell>
        </table:table-row>
      </table:table>
      <text:p text:style-name="P83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table:number-columns-spanned="3" office:value-type="string">
              <text:p text:style-name="P6">Secuencia <text:span text:style-name="T63">excepcional - 2</text:span></text:p>
            </table:table-cell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P101">Paso</text:p>
            </table:table-cell>
            <table:table-cell table:style-name="Table5.A2" office:value-type="string">
              <text:p text:style-name="P57">Acciones del actor</text:p>
            </table:table-cell>
            <table:table-cell table:style-name="Table5.C2" office:value-type="string">
              <text:p text:style-name="P57">Acciones del sistema</text:p>
            </table:table-cell>
          </table:table-row>
        </table:table-header-rows>
        <table:table-row table:style-name="Table5.3">
          <table:table-cell table:style-name="Table5.A3" office:value-type="string">
            <text:p text:style-name="P67">2<text:span text:style-name="T86">'</text:span></text:p>
          </table:table-cell>
          <table:table-cell table:style-name="Table5.B3" office:value-type="string">
            <text:p text:style-name="P126"><text:span text:style-name="T28">Ingresar</text:span><text:span text:style-name="T29"> una contraseña de </text:span><text:span text:style-name="T30">administrador</text:span><text:span text:style-name="T29">/a incorrecta.</text:span></text:p>
          </table:table-cell>
          <table:table-cell table:style-name="Table5.C3" office:value-type="string">
            <text:p text:style-name="P126"><text:span text:style-name="T70">Indicar que la contraseña es incorrecta</text:span><text:span text:style-name="T75">. Se permiten tres intentos.</text:span></text:p>
          </table:table-cell>
        </table:table-row>
        <table:table-row table:style-name="Table5.3">
          <table:table-cell table:style-name="Table5.A4" office:value-type="string">
            <text:p text:style-name="P67">3'</text:p>
          </table:table-cell>
          <table:table-cell table:style-name="Table5.B4" office:value-type="string">
            <text:p text:style-name="P126"><text:span text:style-name="T69">Ingresar</text:span><text:span text:style-name="T67"> tres contraseñas incorrectas.</text:span></text:p>
          </table:table-cell>
          <table:table-cell table:style-name="Table5.C4" office:value-type="string">
            <text:p text:style-name="P128"><text:span text:style-name="T70">Indicar </text:span><text:span text:style-name="T75">error</text:span><text:span text:style-name="T76"> y c</text:span><text:span text:style-name="T75">ancelar </text:span><text:span text:style-name="T77">la </text:span><text:span text:style-name="T75">operación.</text:span></text:p>
          </table:table-cell>
        </table:table-row>
      </table:table>
      <text:p text:style-name="P83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Inclusiones</text:p>
          </table:table-cell>
        </table:table-row>
        <table:table-row table:style-name="Table7.1">
          <table:table-cell table:style-name="Table7.A2" office:value-type="string">
            <text:list xml:id="list1749426350" text:style-name="WW8Num16">
              <text:list-item>
                <text:p text:style-name="P140">Administrador.</text:p>
              </text:list-item>
            </text:list>
          </table:table-cell>
        </table:table-row>
      </table:table>
      <text:p text:style-name="P90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table:number-columns-spanned="2" office:value-type="string">
            <text:p text:style-name="P2">Meta-datos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54">Nombre:</text:p>
          </table:table-cell>
          <table:table-cell table:style-name="Table8.B2" office:value-type="string">
            <text:p text:style-name="P112"><text:span text:style-name="T15">A</text:span><text:span text:style-name="T16">ctualizar</text:span><text:span text:style-name="T17">-1.1</text:span></text:p>
          </table:table-cell>
        </table:table-row>
        <table:table-row table:style-name="Table8.1">
          <table:table-cell table:style-name="Table8.A2" office:value-type="string">
            <text:p text:style-name="P107">Descripción:</text:p>
          </table:table-cell>
          <table:table-cell table:style-name="Table8.B3" office:value-type="string">
            <text:p text:style-name="P49"><text:span text:style-name="T18">El sistema permite a la/al usuaria/o que obtuvo permisos de administrador/a, </text:span><text:span text:style-name="T20">sincronizar y </text:span><text:span text:style-name="T15">actualizar</text:span><text:span text:style-name="T16"> todos</text:span><text:span text:style-name="T18"> los paquetes</text:span><text:span text:style-name="T19"> que lo requieran.</text:span></text:p>
          </table:table-cell>
        </table:table-row>
        <table:table-row table:style-name="Table8.1">
          <table:table-cell table:style-name="Table8.A2" office:value-type="string">
            <text:p text:style-name="P81"><text:span text:style-name="T47">Actor</text:span><text:span text:style-name="T1">:</text:span></text:p>
          </table:table-cell>
          <table:table-cell table:style-name="Table8.B4" office:value-type="string">
            <text:p text:style-name="P40">Usuario/a con permisos de administrador/a.</text:p>
          </table:table-cell>
        </table:table-row>
        <table:table-row table:style-name="Table8.1">
          <table:table-cell table:style-name="Table8.A2" office:value-type="string">
            <text:p text:style-name="P54">Trigger:</text:p>
          </table:table-cell>
          <table:table-cell table:style-name="Table8.B5" office:value-type="string">
            <text:p text:style-name="P49"><text:span text:style-name="T24">Validación de permisos de administrador/a luego de </text:span><text:span text:style-name="T27">indicar que quiere actualizar todos los paquetes.</text:span></text:p>
          </table:table-cell>
        </table:table-row>
      </table:table>
      <text:p text:style-name="P68"/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table:number-columns-spanned="3" office:value-type="string">
              <text:p text:style-name="P98">Secuencia normal</text:p>
            </table:table-cell>
            <table:covered-table-cell/>
            <table:covered-table-cell/>
          </table:table-row>
          <table:table-row table:style-name="Table10.1">
            <table:table-cell table:style-name="Table10.A2" office:value-type="string">
              <text:p text:style-name="P58">Paso</text:p>
            </table:table-cell>
            <table:table-cell table:style-name="Table10.A2" office:value-type="string">
              <text:p text:style-name="P58">Acciones del actor</text:p>
            </table:table-cell>
            <table:table-cell table:style-name="Table10.C2" office:value-type="string">
              <text:p text:style-name="P58">Acciones del sistema</text:p>
            </table:table-cell>
          </table:table-row>
        </table:table-header-rows>
        <table:table-row table:style-name="Table10.3">
          <table:table-cell table:style-name="Table10.A3" office:value-type="string">
            <text:p text:style-name="P64">1</text:p>
          </table:table-cell>
          <table:table-cell table:style-name="Table10.B3" office:value-type="string">
            <text:p text:style-name="P122"><text:span text:style-name="T63">I</text:span>ndicar que se quiere actualizar todos los paquetes.</text:p>
          </table:table-cell>
          <table:table-cell table:style-name="Table10.C3" office:value-type="string">
            <text:p text:style-name="P20">Realizar control de permisos de usuario.</text:p>
          </table:table-cell>
        </table:table-row>
        <table:table-row table:style-name="Table10.3">
          <table:table-cell table:style-name="Table10.A4" office:value-type="string">
            <text:p text:style-name="P64">2</text:p>
          </table:table-cell>
          <table:table-cell table:style-name="Table10.B4" office:value-type="string">
            <text:p text:style-name="P26">Ingresar contraseña de administrador/a.</text:p>
          </table:table-cell>
          <table:table-cell table:style-name="Table10.C4" office:value-type="string">
            <text:p text:style-name="P28">Sincronizar repositorios y actualizar paquetes que así lo requieran.</text:p>
          </table:table-cell>
        </table:table-row>
      </table:table>
      <text:p text:style-name="P84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table:number-columns-spanned="3" office:value-type="string">
              <text:p text:style-name="P7">Secuencia <text:span text:style-name="T63">excepcional</text:span></text:p>
            </table:table-cell>
            <table:covered-table-cell/>
            <table:covered-table-cell/>
          </table:table-row>
          <table:table-row table:style-name="Table12.1">
            <table:table-cell table:style-name="Table12.A2" office:value-type="string">
              <text:p text:style-name="P102">Paso</text:p>
            </table:table-cell>
            <table:table-cell table:style-name="Table12.A2" office:value-type="string">
              <text:p text:style-name="P58">Acciones del actor</text:p>
            </table:table-cell>
            <table:table-cell table:style-name="Table12.C2" office:value-type="string">
              <text:p text:style-name="P58">Acciones del sistema</text:p>
            </table:table-cell>
          </table:table-row>
        </table:table-header-rows>
        <table:table-row table:style-name="Table12.3">
          <table:table-cell table:style-name="Table12.A3" office:value-type="string">
            <text:p text:style-name="P69">2<text:span text:style-name="T86">'</text:span></text:p>
          </table:table-cell>
          <table:table-cell table:style-name="Table12.B3" office:value-type="string">
            <text:p text:style-name="P127"><text:span text:style-name="T28">Ingresar</text:span><text:span text:style-name="T29"> una contraseña de </text:span><text:span text:style-name="T31">administrador</text:span><text:span text:style-name="T29">/a incorrecta.</text:span></text:p>
          </table:table-cell>
          <table:table-cell table:style-name="Table12.C3" office:value-type="string">
            <text:p text:style-name="P127"><text:span text:style-name="T70">Indicar que la contraseña es incorrecta.</text:span><text:span text:style-name="T75"> Se permiten tres intentos.</text:span></text:p>
          </table:table-cell>
        </table:table-row>
        <table:table-row table:style-name="Table12.3">
          <table:table-cell table:style-name="Table12.A4" office:value-type="string">
            <text:p text:style-name="P69">3'</text:p>
          </table:table-cell>
          <table:table-cell table:style-name="Table12.B4" office:value-type="string">
            <text:p text:style-name="P127"><text:span text:style-name="T69">Ingresar</text:span><text:span text:style-name="T67"> tres contraseñas incorrectas.</text:span></text:p>
          </table:table-cell>
          <table:table-cell table:style-name="Table12.C4" office:value-type="string">
            <text:p text:style-name="P129"><text:span text:style-name="T70">Indicar </text:span><text:span text:style-name="T75">error</text:span><text:span text:style-name="T78"> y c</text:span><text:span text:style-name="T75">ancelar </text:span><text:span text:style-name="T79">la </text:span><text:span text:style-name="T75">operación.</text:span></text:p>
          </table:table-cell>
        </table:table-row>
      </table:table>
      <text:p text:style-name="P84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5">Inclusiones</text:p>
          </table:table-cell>
        </table:table-row>
        <table:table-row table:style-name="Table14.1">
          <table:table-cell table:style-name="Table14.A2" office:value-type="string">
            <text:list xml:id="list153726683102526" text:continue-list="list1749426350" text:style-name="WW8Num16">
              <text:list-item text:start-value="1">
                <text:p text:style-name="P141">Administrador.</text:p>
              </text:list-item>
              <text:list-item>
                <text:p text:style-name="P145">Sincronizar.</text:p>
              </text:list-item>
            </text:list>
          </table:table-cell>
        </table:table-row>
      </table:table>
      <text:p text:style-name="P90"/>
      <text:p text:style-name="P90"/>
      <text:p text:style-name="P90"/>
      <text:p text:style-name="P90"/>
      <text:p text:style-name="P90"/>
      <text:p text:style-name="P91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36"><text:soft-page-break/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2">Meta-datos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54">Nombre:</text:p>
          </table:table-cell>
          <table:table-cell table:style-name="Table15.B2" office:value-type="string">
            <text:p text:style-name="P109"><text:span text:style-name="T91">Desi</text:span><text:span text:style-name="T92">nstalar</text:span><text:span text:style-name="T95">-1.2</text:span></text:p>
          </table:table-cell>
        </table:table-row>
        <table:table-row table:style-name="Table15.1">
          <table:table-cell table:style-name="Table15.A2" office:value-type="string">
            <text:p text:style-name="P107">Descripción:</text:p>
          </table:table-cell>
          <table:table-cell table:style-name="Table15.B3" office:value-type="string">
            <text:p text:style-name="P44"><text:span text:style-name="T92">El sistema permite a la/al usuaria/o que obtuvo permisos de administrador/a, </text:span><text:span text:style-name="T93">des</text:span><text:span text:style-name="T92">instalar los paquetes que selecci</text:span><text:span text:style-name="T94">o</text:span><text:span text:style-name="T92">nó.</text:span></text:p>
          </table:table-cell>
        </table:table-row>
        <table:table-row table:style-name="Table15.1">
          <table:table-cell table:style-name="Table15.A2" office:value-type="string">
            <text:p text:style-name="P81"><text:span text:style-name="T47">Actor</text:span><text:span text:style-name="T1">:</text:span></text:p>
          </table:table-cell>
          <table:table-cell table:style-name="Table15.B4" office:value-type="string">
            <text:p text:style-name="P40">Usuario/a con permisos de administrador/a.</text:p>
          </table:table-cell>
        </table:table-row>
        <table:table-row table:style-name="Table15.1">
          <table:table-cell table:style-name="Table15.A2" office:value-type="string">
            <text:p text:style-name="P54">Trigger:</text:p>
          </table:table-cell>
          <table:table-cell table:style-name="Table15.B5" office:value-type="string">
            <text:p text:style-name="P43">Validación de permisos de administrador/a luego de <text:span text:style-name="T105">elegir los paquetes e indicar que se los quiere desinstalar.</text:span></text:p>
          </table:table-cell>
        </table:table-row>
      </table:table>
      <text:p text:style-name="P68"/>
      <table:table table:name="Table17" table:style-name="Table17">
        <table:table-column table:style-name="Table17.A"/>
        <table:table-column table:style-name="Table17.B"/>
        <table:table-column table:style-name="Table17.C"/>
        <table:table-header-rows>
          <table:table-row table:style-name="Table17.1">
            <table:table-cell table:style-name="Table17.A1" table:number-columns-spanned="3" office:value-type="string">
              <text:p text:style-name="P98">Secuencia normal</text:p>
            </table:table-cell>
            <table:covered-table-cell/>
            <table:covered-table-cell/>
          </table:table-row>
          <table:table-row table:style-name="Table17.1">
            <table:table-cell table:style-name="Table17.A2" office:value-type="string">
              <text:p text:style-name="P58">Paso</text:p>
            </table:table-cell>
            <table:table-cell table:style-name="Table17.A2" office:value-type="string">
              <text:p text:style-name="P58">Acciones del actor</text:p>
            </table:table-cell>
            <table:table-cell table:style-name="Table17.C2" office:value-type="string">
              <text:p text:style-name="P58">Acciones del sistema</text:p>
            </table:table-cell>
          </table:table-row>
        </table:table-header-rows>
        <table:table-row table:style-name="Table17.3">
          <table:table-cell table:style-name="Table17.A3" office:value-type="string">
            <text:p text:style-name="P64">1</text:p>
          </table:table-cell>
          <table:table-cell table:style-name="Table17.B3" office:value-type="string">
            <text:p text:style-name="P50"><text:span text:style-name="T65">Elegir paquetes </text:span><text:span text:style-name="T66">a</text:span><text:span text:style-name="T65"> </text:span><text:span text:style-name="T66">des</text:span><text:span text:style-name="T65">instalar.</text:span></text:p>
          </table:table-cell>
          <table:table-cell table:style-name="Table17.C3" office:value-type="string">
            <text:p text:style-name="P20"/>
          </table:table-cell>
        </table:table-row>
        <table:table-row table:style-name="Table17.3">
          <table:table-cell table:style-name="Table17.A4" office:value-type="string">
            <text:p text:style-name="P64">2</text:p>
          </table:table-cell>
          <table:table-cell table:style-name="Table17.B4" office:value-type="string">
            <text:p text:style-name="P123"><text:span text:style-name="T63">I</text:span>ndicar que se los quiere desinstalar.</text:p>
          </table:table-cell>
          <table:table-cell table:style-name="Table17.C4" office:value-type="string">
            <text:p text:style-name="P20">Realizar control de permisos de usuario.</text:p>
          </table:table-cell>
        </table:table-row>
        <table:table-row table:style-name="Table17.3">
          <table:table-cell table:style-name="Table17.A5" office:value-type="string">
            <text:p text:style-name="P66">3</text:p>
          </table:table-cell>
          <table:table-cell table:style-name="Table17.B5" office:value-type="string">
            <text:p text:style-name="P26">Ingresar contraseña de administrador/a.</text:p>
          </table:table-cell>
          <table:table-cell table:style-name="Table17.C5" office:value-type="string">
            <text:p text:style-name="P20"><text:span text:style-name="T84">Desi</text:span>nstalar paquetes seleccionados en 1.</text:p>
          </table:table-cell>
        </table:table-row>
      </table:table>
      <text:p text:style-name="P68"/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 table:style-name="Table18.1">
            <table:table-cell table:style-name="Table18.A1" table:number-columns-spanned="3" office:value-type="string">
              <text:p text:style-name="P7">Secuencia <text:span text:style-name="T63">excepcional - 1</text:span></text:p>
            </table:table-cell>
            <table:covered-table-cell/>
            <table:covered-table-cell/>
          </table:table-row>
          <table:table-row table:style-name="Table18.1">
            <table:table-cell table:style-name="Table18.A2" office:value-type="string">
              <text:p text:style-name="P102">Paso</text:p>
            </table:table-cell>
            <table:table-cell table:style-name="Table18.A2" office:value-type="string">
              <text:p text:style-name="P58">Acciones del actor</text:p>
            </table:table-cell>
            <table:table-cell table:style-name="Table18.C2" office:value-type="string">
              <text:p text:style-name="P58">Acciones del sistema</text:p>
            </table:table-cell>
          </table:table-row>
        </table:table-header-rows>
        <table:table-row table:style-name="Table18.3">
          <table:table-cell table:style-name="Table18.A3" office:value-type="string">
            <text:p text:style-name="P64">1<text:span text:style-name="T86">'</text:span></text:p>
          </table:table-cell>
          <table:table-cell table:style-name="Table18.B3" office:value-type="string">
            <text:p text:style-name="P130"><text:span text:style-name="T70">No elegir</text:span><text:span text:style-name="T67"> paquetes </text:span><text:span text:style-name="T70">e indicar que se quiere desinstalar.</text:span></text:p>
          </table:table-cell>
          <table:table-cell table:style-name="Table18.C3" office:value-type="string">
            <text:p text:style-name="P127"><text:span text:style-name="T70">Indicar </text:span><text:span text:style-name="T75">error.</text:span></text:p>
          </table:table-cell>
        </table:table-row>
      </table:table>
      <text:p text:style-name="P84"/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 table:style-name="Table19.1">
            <table:table-cell table:style-name="Table19.A1" table:number-columns-spanned="3" office:value-type="string">
              <text:p text:style-name="P7">Secuencia <text:span text:style-name="T63">excepcional - 2</text:span></text:p>
            </table:table-cell>
            <table:covered-table-cell/>
            <table:covered-table-cell/>
          </table:table-row>
          <table:table-row table:style-name="Table19.1">
            <table:table-cell table:style-name="Table19.A2" office:value-type="string">
              <text:p text:style-name="P102">Paso</text:p>
            </table:table-cell>
            <table:table-cell table:style-name="Table19.A2" office:value-type="string">
              <text:p text:style-name="P58">Acciones del actor</text:p>
            </table:table-cell>
            <table:table-cell table:style-name="Table19.C2" office:value-type="string">
              <text:p text:style-name="P58">Acciones del sistema</text:p>
            </table:table-cell>
          </table:table-row>
        </table:table-header-rows>
        <table:table-row table:style-name="Table19.3">
          <table:table-cell table:style-name="Table19.A3" office:value-type="string">
            <text:p text:style-name="P70">2<text:span text:style-name="T85">'</text:span></text:p>
          </table:table-cell>
          <table:table-cell table:style-name="Table19.B3" office:value-type="string">
            <text:p text:style-name="P127"><text:span text:style-name="T32">Ingresar</text:span><text:span text:style-name="T29"> una contraseña de </text:span><text:span text:style-name="T30">administrador</text:span><text:span text:style-name="T29">/a incorrecta.</text:span></text:p>
          </table:table-cell>
          <table:table-cell table:style-name="Table19.C3" office:value-type="string">
            <text:p text:style-name="P20"><text:span text:style-name="T105">Indicar</text:span> <text:span text:style-name="T105">que la contraseña es incorrecta.</text:span> Se permiten tres intentos.</text:p>
          </table:table-cell>
        </table:table-row>
        <table:table-row table:style-name="Table19.3">
          <table:table-cell table:style-name="Table19.A4" office:value-type="string">
            <text:p text:style-name="P70">3'</text:p>
          </table:table-cell>
          <table:table-cell table:style-name="Table19.B4" office:value-type="string">
            <text:p text:style-name="P26"><text:span text:style-name="T105">Ingresar </text:span>tres contraseñas incorrectas.</text:p>
          </table:table-cell>
          <table:table-cell table:style-name="Table19.C4" office:value-type="string">
            <text:p text:style-name="P21"><text:span text:style-name="T105">Indicar</text:span> error<text:span text:style-name="T88"> y cancelar la operación.</text:span></text:p>
          </table:table-cell>
        </table:table-row>
      </table:table>
      <text:p text:style-name="P85"/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table:number-columns-spanned="3" office:value-type="string">
              <text:p text:style-name="P8">Secuencia <text:span text:style-name="T63">excepcional - </text:span><text:span text:style-name="T87">3</text:span></text:p>
            </table:table-cell>
            <table:covered-table-cell/>
            <table:covered-table-cell/>
          </table:table-row>
          <table:table-row table:style-name="Table11.1">
            <table:table-cell table:style-name="Table11.A2" office:value-type="string">
              <text:p text:style-name="P103">Paso</text:p>
            </table:table-cell>
            <table:table-cell table:style-name="Table11.A2" office:value-type="string">
              <text:p text:style-name="P59">Acciones del actor</text:p>
            </table:table-cell>
            <table:table-cell table:style-name="Table11.C2" office:value-type="string">
              <text:p text:style-name="P59">Acciones del sistema</text:p>
            </table:table-cell>
          </table:table-row>
        </table:table-header-rows>
        <table:table-row table:style-name="Table11.3">
          <table:table-cell table:style-name="Table11.A3" office:value-type="string">
            <text:p text:style-name="P71"><text:span text:style-name="T87">3</text:span><text:span text:style-name="T85">'</text:span></text:p>
          </table:table-cell>
          <table:table-cell table:style-name="Table11.B3" office:value-type="string">
            <text:p text:style-name="P136"><text:span text:style-name="T21">Ingres</text:span><text:span text:style-name="T33">ar</text:span><text:span text:style-name="T21"> la contraseña correcta, pero </text:span><text:span text:style-name="T33">elegir</text:span><text:span text:style-name="T21"> paquetes que no puede </text:span><text:span text:style-name="T34">desinstalar</text:span><text:span text:style-name="T21">.</text:span></text:p>
          </table:table-cell>
          <table:table-cell table:style-name="Table11.C3" office:value-type="string">
            <text:p text:style-name="P22"><text:span text:style-name="T106">Indicar </text:span>error<text:span text:style-name="T88"> y cancelar la operación.</text:span></text:p>
          </table:table-cell>
        </table:table-row>
      </table:table>
      <text:p text:style-name="P85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6">Inclusiones</text:p>
          </table:table-cell>
        </table:table-row>
        <table:table-row table:style-name="Table21.1">
          <table:table-cell table:style-name="Table21.A2" office:value-type="string">
            <text:list xml:id="list153727730816245" text:continue-list="list153726683102526" text:style-name="WW8Num16">
              <text:list-item text:start-value="1">
                <text:p text:style-name="P142">Administrador.</text:p>
              </text:list-item>
            </text:list>
          </table:table-cell>
        </table:table-row>
      </table:table>
      <text:p text:style-name="P113"/>
      <text:p text:style-name="P113"/>
      <text:p text:style-name="P113"/>
      <text:p text:style-name="P113"/>
      <text:p text:style-name="P113"/>
      <text:p text:style-name="P113"/>
      <table:table table:name="Table22" table:style-name="Table22">
        <table:table-column table:style-name="Table22.A"/>
        <table:table-column table:style-name="Table22.B"/>
        <text:soft-page-break/>
        <table:table-row table:style-name="Table22.1">
          <table:table-cell table:style-name="Table22.A1" table:number-columns-spanned="2" office:value-type="string">
            <text:p text:style-name="P4">Meta-datos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54">Nombre:</text:p>
          </table:table-cell>
          <table:table-cell table:style-name="Table22.B2" office:value-type="string">
            <text:p text:style-name="P96">Buscar<text:span text:style-name="T101">-2</text:span></text:p>
          </table:table-cell>
        </table:table-row>
        <table:table-row table:style-name="Table22.1">
          <table:table-cell table:style-name="Table22.A2" office:value-type="string">
            <text:p text:style-name="P107">Descripción:</text:p>
          </table:table-cell>
          <table:table-cell table:style-name="Table22.B3" office:value-type="string">
            <text:p text:style-name="P36"><text:span text:style-name="T48">El sistema permite a la/al usuaria/o </text:span><text:span text:style-name="T49">buscar</text:span><text:span text:style-name="T50"> o filtrar paquetes a</text:span><text:span text:style-name="T49"> partir </text:span><text:span text:style-name="T51">de una cadena de text</text:span><text:span text:style-name="T52">o.</text:span></text:p>
          </table:table-cell>
        </table:table-row>
        <table:table-row table:style-name="Table22.1">
          <table:table-cell table:style-name="Table22.A2" office:value-type="string">
            <text:p text:style-name="P81"><text:span text:style-name="T47">Actor</text:span><text:span text:style-name="T1">:</text:span></text:p>
          </table:table-cell>
          <table:table-cell table:style-name="Table22.B4" office:value-type="string">
            <text:p text:style-name="P36"><text:span text:style-name="T53">Usuario/a</text:span><text:span text:style-name="T49"> común.</text:span></text:p>
          </table:table-cell>
        </table:table-row>
        <table:table-row table:style-name="Table22.1">
          <table:table-cell table:style-name="Table22.A2" office:value-type="string">
            <text:p text:style-name="P54">Trigger:</text:p>
          </table:table-cell>
          <table:table-cell table:style-name="Table22.B5" office:value-type="string">
            <text:p text:style-name="P49"><text:span text:style-name="T35">Indicar que se quiere</text:span><text:span text:style-name="T35"> buscar paquetes a partir de una cadena de texto.</text:span></text:p>
          </table:table-cell>
        </table:table-row>
      </table:table>
      <text:p text:style-name="P68"/>
      <table:table table:name="Table24" table:style-name="Table24">
        <table:table-column table:style-name="Table24.A"/>
        <table:table-column table:style-name="Table24.B"/>
        <table:table-column table:style-name="Table24.C"/>
        <table:table-header-rows>
          <table:table-row table:style-name="Table24.1">
            <table:table-cell table:style-name="Table24.A1" table:number-columns-spanned="3" office:value-type="string">
              <text:p text:style-name="P98">Secuencia normal</text:p>
            </table:table-cell>
            <table:covered-table-cell/>
            <table:covered-table-cell/>
          </table:table-row>
          <table:table-row table:style-name="Table24.1">
            <table:table-cell table:style-name="Table24.A2" office:value-type="string">
              <text:p text:style-name="P58">Paso</text:p>
            </table:table-cell>
            <table:table-cell table:style-name="Table24.A2" office:value-type="string">
              <text:p text:style-name="P58">Acciones del actor</text:p>
            </table:table-cell>
            <table:table-cell table:style-name="Table24.C2" office:value-type="string">
              <text:p text:style-name="P58">Acciones del sistema</text:p>
            </table:table-cell>
          </table:table-row>
        </table:table-header-rows>
        <table:table-row table:style-name="Table24.3">
          <table:table-cell table:style-name="Table24.A3" office:value-type="string">
            <text:p text:style-name="P64">1</text:p>
          </table:table-cell>
          <table:table-cell table:style-name="Table24.B3" office:value-type="string">
            <text:p text:style-name="P117"><text:span text:style-name="T107">I</text:span>ngresar una cadena de texto.</text:p>
          </table:table-cell>
          <table:table-cell table:style-name="Table24.C3" office:value-type="string">
            <text:p text:style-name="P29"/>
          </table:table-cell>
        </table:table-row>
        <table:table-row table:style-name="Table24.3">
          <table:table-cell table:style-name="Table24.A4" office:value-type="string">
            <text:p text:style-name="P64">2</text:p>
          </table:table-cell>
          <table:table-cell table:style-name="Table24.B4" office:value-type="string">
            <text:p text:style-name="P124"><text:span text:style-name="T63">I</text:span>ndicar que se quiere buscar paquetes a partir de la cadena de 1.</text:p>
          </table:table-cell>
          <table:table-cell table:style-name="Table24.C4" office:value-type="string">
            <text:p text:style-name="P30">Buscar paquetes que contienen en su descripción <text:span text:style-name="T89">la cadena ingresada </text:span>y mostrar<text:span text:style-name="T89"> los</text:span> resultados.</text:p>
          </table:table-cell>
        </table:table-row>
      </table:table>
      <text:p text:style-name="P68"/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 table:style-name="Table25.1">
            <table:table-cell table:style-name="Table25.A1" table:number-columns-spanned="3" office:value-type="string">
              <text:p text:style-name="P7">Secuencia <text:span text:style-name="T63">excepcional</text:span></text:p>
            </table:table-cell>
            <table:covered-table-cell/>
            <table:covered-table-cell/>
          </table:table-row>
          <table:table-row table:style-name="Table25.1">
            <table:table-cell table:style-name="Table25.A2" office:value-type="string">
              <text:p text:style-name="P102">Paso</text:p>
            </table:table-cell>
            <table:table-cell table:style-name="Table25.A2" office:value-type="string">
              <text:p text:style-name="P58">Acciones del actor</text:p>
            </table:table-cell>
            <table:table-cell table:style-name="Table25.C2" office:value-type="string">
              <text:p text:style-name="P58">Acciones del sistema</text:p>
            </table:table-cell>
          </table:table-row>
        </table:table-header-rows>
        <table:table-row table:style-name="Table25.3">
          <table:table-cell table:style-name="Table25.A3" office:value-type="string">
            <text:p text:style-name="P64"><text:span text:style-name="T108">2</text:span><text:span text:style-name="T89">'</text:span></text:p>
          </table:table-cell>
          <table:table-cell table:style-name="Table25.B3" office:value-type="string">
            <text:p text:style-name="P131"><text:span text:style-name="T71">No </text:span><text:span text:style-name="T72">ingresar</text:span><text:span text:style-name="T71"> una cadena de texto</text:span><text:span text:style-name="T72"> e indicar que se quiere buscar paquetes.</text:span></text:p>
          </table:table-cell>
          <table:table-cell table:style-name="Table25.C3" office:value-type="string">
            <text:p text:style-name="P20"><text:span text:style-name="T108">Indicar </text:span>error.</text:p>
          </table:table-cell>
        </table:table-row>
      </table:table>
      <text:p text:style-name="P90"/>
      <text:p text:style-name="P90"/>
      <text:p text:style-name="P90"><draw:line text:anchor-type="paragraph" draw:z-index="0" draw:name="Shape1" draw:style-name="gr1" draw:text-style-name="P153" svg:x1="-0.3917in" svg:y1="0.0083in" svg:x2="6.5264in" svg:y2="0.0083in"><text:p/></draw:line></text:p>
      <text:p text:style-name="P90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">Meta-datos</text:p>
          </table:table-cell>
          <table:covered-table-cell/>
        </table:table-row>
        <table:table-row table:style-name="Table29.2">
          <table:table-cell table:style-name="Table29.A2" office:value-type="string">
            <text:p text:style-name="P54">Nombre:</text:p>
          </table:table-cell>
          <table:table-cell table:style-name="Table29.B2" office:value-type="string">
            <text:p text:style-name="P94">Recomendaciones<text:span text:style-name="T101">-3</text:span></text:p>
          </table:table-cell>
        </table:table-row>
        <table:table-row table:style-name="Table29.1">
          <table:table-cell table:style-name="Table29.A2" office:value-type="string">
            <text:p text:style-name="P107">Descripción:</text:p>
          </table:table-cell>
          <table:table-cell table:style-name="Table29.B3" office:value-type="string">
            <text:p text:style-name="P37"><text:span text:style-name="T48">El sistema </text:span><text:span text:style-name="T54">muestra </text:span><text:span text:style-name="T48">a la/al usuaria/o </text:span><text:span text:style-name="T54">r</text:span><text:span text:style-name="T43">ecomendaciones de </text:span><text:span text:style-name="T44">paquetes</text:span><text:span text:style-name="T43"> nuev</text:span><text:span text:style-name="T45">o</text:span><text:span text:style-name="T43">s, interesantes o similares a l</text:span><text:span text:style-name="T45">o</text:span><text:span text:style-name="T43">s instalad</text:span><text:span text:style-name="T45">o</text:span><text:span text:style-name="T43">s</text:span><text:span text:style-name="T46">.</text:span></text:p>
          </table:table-cell>
        </table:table-row>
        <table:table-row table:style-name="Table29.1">
          <table:table-cell table:style-name="Table29.A2" office:value-type="string">
            <text:p text:style-name="P81"><text:span text:style-name="T47">Actor</text:span><text:span text:style-name="T1">:</text:span></text:p>
          </table:table-cell>
          <table:table-cell table:style-name="Table29.B4" office:value-type="string">
            <text:p text:style-name="P36"><text:span text:style-name="T53">Usuario/a </text:span><text:span text:style-name="T55">común.</text:span></text:p>
          </table:table-cell>
        </table:table-row>
        <table:table-row table:style-name="Table29.1">
          <table:table-cell table:style-name="Table29.A2" office:value-type="string">
            <text:p text:style-name="P54">Trigger:</text:p>
          </table:table-cell>
          <table:table-cell table:style-name="Table29.B5" office:value-type="string">
            <text:p text:style-name="P118"><text:span text:style-name="T102">I</text:span>ndicar que se quiere obtener recomendaciones<text:span text:style-name="T109">.</text:span></text:p>
          </table:table-cell>
        </table:table-row>
      </table:table>
      <text:p text:style-name="P8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Precondi<text:span text:style-name="T62">ciones</text:span></text:p>
          </table:table-cell>
        </table:table-row>
        <table:table-row table:style-name="Table2.1">
          <table:table-cell table:style-name="Table2.A2" office:value-type="string">
            <text:p text:style-name="P116">Para obtener recomendaciones de paquetes similares a los instalados, el actor debe haber instalado por lo menos un paquete.</text:p>
          </table:table-cell>
        </table:table-row>
      </table:table>
      <text:p text:style-name="P76"/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 table:style-name="Table26.1">
            <table:table-cell table:style-name="Table26.A1" table:number-columns-spanned="3" office:value-type="string">
              <text:p text:style-name="P99">Secuencia normal</text:p>
            </table:table-cell>
            <table:covered-table-cell/>
            <table:covered-table-cell/>
          </table:table-row>
          <table:table-row table:style-name="Table26.1">
            <table:table-cell table:style-name="Table26.A2" office:value-type="string">
              <text:p text:style-name="P60">Paso</text:p>
            </table:table-cell>
            <table:table-cell table:style-name="Table26.A2" office:value-type="string">
              <text:p text:style-name="P60">Acciones del actor</text:p>
            </table:table-cell>
            <table:table-cell table:style-name="Table26.C2" office:value-type="string">
              <text:p text:style-name="P60">Acciones del sistema</text:p>
            </table:table-cell>
          </table:table-row>
        </table:table-header-rows>
        <table:table-row table:style-name="Table26.3">
          <table:table-cell table:style-name="Table26.A3" office:value-type="string">
            <text:p text:style-name="P77">1</text:p>
          </table:table-cell>
          <table:table-cell table:style-name="Table26.B3" office:value-type="string">
            <text:p text:style-name="P119"><text:span text:style-name="T81">I</text:span><text:span text:style-name="T64">ndicar que se quiere obtener recomendaciones</text:span><text:span text:style-name="T82">.</text:span></text:p>
          </table:table-cell>
          <table:table-cell table:style-name="Table26.C3" office:value-type="string">
            <text:p text:style-name="P31">Buscar paquetes <text:span text:style-name="T40">nuev</text:span><text:span text:style-name="T41">o</text:span><text:span text:style-name="T40">s, interesantes o similares a l</text:span><text:span text:style-name="T41">o</text:span><text:span text:style-name="T40">s instalad</text:span><text:span text:style-name="T41">o</text:span><text:span text:style-name="T40">s</text:span><text:span text:style-name="T42">.</text:span></text:p>
          </table:table-cell>
        </table:table-row>
      </table:table>
      <text:p text:style-name="P151"/>
      <text:p text:style-name="P148"/>
      <text:p text:style-name="P148"/>
      <text:p text:style-name="P148"/>
      <text:p text:style-name="P148"/>
      <text:p text:style-name="P148"><text:soft-page-break/></text:p>
      <text:p text:style-name="P148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3">Meta-datos</text:p>
          </table:table-cell>
          <table:covered-table-cell/>
        </table:table-row>
        <table:table-row table:style-name="Table43.2">
          <table:table-cell table:style-name="Table43.A2" office:value-type="string">
            <text:p text:style-name="P55">Nombre:</text:p>
          </table:table-cell>
          <table:table-cell table:style-name="Table43.B2" office:value-type="string">
            <text:p text:style-name="P110">Notificaciones<text:span text:style-name="T101">-4</text:span></text:p>
          </table:table-cell>
        </table:table-row>
        <table:table-row table:style-name="Table43.1">
          <table:table-cell table:style-name="Table43.A2" office:value-type="string">
            <text:p text:style-name="P108">Descripción:</text:p>
          </table:table-cell>
          <table:table-cell table:style-name="Table43.B3" office:value-type="string">
            <text:p text:style-name="P47"><text:span text:style-name="T4">El sistema </text:span><text:span text:style-name="T5">notifica</text:span><text:span text:style-name="T4"> a la/al usuaria/o que </text:span><text:span text:style-name="T5">hay actualizaciones disponibles.</text:span></text:p>
          </table:table-cell>
        </table:table-row>
        <table:table-row table:style-name="Table43.1">
          <table:table-cell table:style-name="Table43.A2" office:value-type="string">
            <text:p text:style-name="P82"><text:span text:style-name="T47">Actor</text:span><text:span text:style-name="T1">:</text:span></text:p>
          </table:table-cell>
          <table:table-cell table:style-name="Table43.B4" office:value-type="string">
            <text:p text:style-name="P45"><text:span text:style-name="T6">Usuario/a </text:span><text:span text:style-name="T7">común.</text:span></text:p>
          </table:table-cell>
        </table:table-row>
      </table:table>
      <text:p text:style-name="P8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3">Precondi<text:span text:style-name="T62">ciones</text:span></text:p>
          </table:table-cell>
        </table:table-row>
        <table:table-row table:style-name="Table9.1">
          <table:table-cell table:style-name="Table9.A2" office:value-type="string">
            <text:p text:style-name="P42"><text:span text:style-name="T102">E</text:span>l actor debe haber validado la sesión con permisos de administrador/a <text:span text:style-name="T104">al lanzar la aplicación </text:span>para poder sincronizar los repositorios <text:span text:style-name="T103">cada </text:span><text:span text:style-name="T2">t</text:span><text:span text:style-name="T103"> segundos</text:span>.</text:p>
          </table:table-cell>
        </table:table-row>
      </table:table>
      <text:p text:style-name="P78"/>
      <table:table table:name="Table45" table:style-name="Table45">
        <table:table-column table:style-name="Table45.A"/>
        <table:table-column table:style-name="Table45.B"/>
        <table:table-column table:style-name="Table45.C"/>
        <table:table-header-rows>
          <table:table-row table:style-name="Table45.1">
            <table:table-cell table:style-name="Table45.A1" table:number-columns-spanned="3" office:value-type="string">
              <text:p text:style-name="P100">Secuencia normal</text:p>
            </table:table-cell>
            <table:covered-table-cell/>
            <table:covered-table-cell/>
          </table:table-row>
          <table:table-row table:style-name="Table45.1">
            <table:table-cell table:style-name="Table45.A2" office:value-type="string">
              <text:p text:style-name="P61">Paso</text:p>
            </table:table-cell>
            <table:table-cell table:style-name="Table45.A2" office:value-type="string">
              <text:p text:style-name="P61">Acciones del actor</text:p>
            </table:table-cell>
            <table:table-cell table:style-name="Table45.C2" office:value-type="string">
              <text:p text:style-name="P61">Acciones del sistema</text:p>
            </table:table-cell>
          </table:table-row>
        </table:table-header-rows>
        <table:table-row table:style-name="Table45.3">
          <table:table-cell table:style-name="Table45.A3" office:value-type="string">
            <text:p text:style-name="P73">1</text:p>
          </table:table-cell>
          <table:table-cell table:style-name="Table45.B3" office:value-type="string">
            <text:p text:style-name="P23"/>
          </table:table-cell>
          <table:table-cell table:style-name="Table45.C3" office:value-type="string">
            <text:p text:style-name="P132"><text:span text:style-name="T73">Pasaron </text:span><text:span text:style-name="T80">t </text:span><text:span text:style-name="T73">segundos, se sincronizan los repositorios en </text:span><text:span text:style-name="T74">segundo plano</text:span><text:span text:style-name="T73">.</text:span></text:p>
          </table:table-cell>
        </table:table-row>
        <table:table-row table:style-name="Table45.3">
          <table:table-cell table:style-name="Table45.A6" office:value-type="string">
            <text:p text:style-name="P79">2</text:p>
          </table:table-cell>
          <table:table-cell table:style-name="Table45.B6" office:value-type="string">
            <text:p text:style-name="P23"/>
          </table:table-cell>
          <table:table-cell table:style-name="Table45.C6" office:value-type="string">
            <text:p text:style-name="P125">Se verifica que haya actualizaciones en <text:span text:style-name="T110">segundo plano</text:span>.</text:p>
          </table:table-cell>
        </table:table-row>
        <table:table-row table:style-name="Table45.3">
          <table:table-cell table:style-name="Table45.A6" office:value-type="string">
            <text:p text:style-name="P79">3</text:p>
          </table:table-cell>
          <table:table-cell table:style-name="Table45.B6" office:value-type="string">
            <text:p text:style-name="P23"/>
          </table:table-cell>
          <table:table-cell table:style-name="Table45.C6" office:value-type="string">
            <text:p text:style-name="P33">Si las hay, se pregunta al actor si quiere actualizar.</text:p>
          </table:table-cell>
        </table:table-row>
        <table:table-row table:style-name="Table45.3">
          <table:table-cell table:style-name="Table45.A6" office:value-type="string">
            <text:p text:style-name="P79">4</text:p>
          </table:table-cell>
          <table:table-cell table:style-name="Table45.B6" office:value-type="string">
            <text:p text:style-name="P24">Responder si se quiere actualizar ahora o no.</text:p>
          </table:table-cell>
          <table:table-cell table:style-name="Table45.C6" office:value-type="string">
            <text:p text:style-name="P33">Si la pregunta es positiva, se actualiza. Sino, no se hace nada.</text:p>
          </table:table-cell>
        </table:table-row>
      </table:table>
      <text:p text:style-name="P89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8">Inclusiones</text:p>
          </table:table-cell>
        </table:table-row>
        <table:table-row table:style-name="Table16.1">
          <table:table-cell table:style-name="Table16.A2" office:value-type="string">
            <text:list xml:id="list153726766787966" text:continue-list="list153727730816245" text:style-name="WW8Num16">
              <text:list-item text:start-value="1">
                <text:p text:style-name="P143">Administrador.</text:p>
              </text:list-item>
              <text:list-item>
                <text:p text:style-name="P146">Sincronizar.</text:p>
              </text:list-item>
              <text:list-item>
                <text:p text:style-name="P147"><text:span text:style-name="T59">A</text:span><text:span text:style-name="T60">ctualizar</text:span><text:span text:style-name="T61">-1.1</text:span><text:span text:style-name="T3">.</text:span></text:p>
              </text:list-item>
            </text:list>
          </table:table-cell>
        </table:table-row>
      </table:table>
      <text:p text:style-name="P114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table:number-columns-spanned="2" office:value-type="string">
            <text:p text:style-name="P3">Meta-datos</text:p>
          </table:table-cell>
          <table:covered-table-cell/>
        </table:table-row>
        <table:table-row table:style-name="Table50.2">
          <table:table-cell table:style-name="Table50.A2" office:value-type="string">
            <text:p text:style-name="P55">Nombre:</text:p>
          </table:table-cell>
          <table:table-cell table:style-name="Table50.B2" office:value-type="string">
            <text:p text:style-name="P111">No-oficial<text:span text:style-name="T101">-5</text:span></text:p>
          </table:table-cell>
        </table:table-row>
        <table:table-row table:style-name="Table50.1">
          <table:table-cell table:style-name="Table50.A2" office:value-type="string">
            <text:p text:style-name="P108">Descripción:</text:p>
          </table:table-cell>
          <table:table-cell table:style-name="Table50.B3" office:value-type="string">
            <text:p text:style-name="P46"><text:span text:style-name="T4">El sistema permite a la/al usuaria/o que obtuvo permisos de administrador/a </text:span><text:span text:style-name="T8">agregar soporte para paquetes no-oficiales (AU</text:span><text:span text:style-name="T9">R¹</text:span><text:span text:style-name="T8">).</text:span></text:p>
          </table:table-cell>
        </table:table-row>
        <table:table-row table:style-name="Table50.1">
          <table:table-cell table:style-name="Table50.A2" office:value-type="string">
            <text:p text:style-name="P82"><text:span text:style-name="T47">Actor</text:span><text:span text:style-name="T1">:</text:span></text:p>
          </table:table-cell>
          <table:table-cell table:style-name="Table50.B4" office:value-type="string">
            <text:p text:style-name="P41">Usuario/a con permisos de administrador/a.</text:p>
          </table:table-cell>
        </table:table-row>
        <table:table-row table:style-name="Table50.1">
          <table:table-cell table:style-name="Table50.A2" office:value-type="string">
            <text:p text:style-name="P55">Trigger:</text:p>
          </table:table-cell>
          <table:table-cell table:style-name="Table50.B5" office:value-type="string">
            <text:p text:style-name="P135"><text:span text:style-name="T24">Validación de permisos de administrador/a luego de </text:span><text:span text:style-name="T37">indicar que se quiere soporte para paquetes no-oficiales.</text:span></text:p>
          </table:table-cell>
        </table:table-row>
      </table:table>
      <text:p text:style-name="P86"/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11">Precondi<text:span text:style-name="T62">ciones</text:span></text:p>
          </table:table-cell>
        </table:table-row>
        <table:table-row table:style-name="Table51.1">
          <table:table-cell table:style-name="Table51.A2" office:value-type="string">
            <text:p text:style-name="P48"><text:span text:style-name="T10">E</text:span><text:span text:style-name="T11">l actor</text:span><text:span text:style-name="T12"> tiene instalado un </text:span><text:span text:style-name="T13">administrador</text:span><text:span text:style-name="T12"> de paquetes no-oficiales</text:span><text:span text:style-name="T14">. ²</text:span></text:p>
          </table:table-cell>
        </table:table-row>
      </table:table>
      <text:p text:style-name="P72"/>
      <table:table table:name="Table52" table:style-name="Table52">
        <table:table-column table:style-name="Table52.A"/>
        <table:table-column table:style-name="Table52.B"/>
        <table:table-column table:style-name="Table52.C"/>
        <table:table-header-rows>
          <table:table-row table:style-name="Table52.1">
            <table:table-cell table:style-name="Table52.A1" table:number-columns-spanned="3" office:value-type="string">
              <text:p text:style-name="P100">Secuencia normal</text:p>
            </table:table-cell>
            <table:covered-table-cell/>
            <table:covered-table-cell/>
          </table:table-row>
          <table:table-row table:style-name="Table52.1">
            <table:table-cell table:style-name="Table52.A2" office:value-type="string">
              <text:p text:style-name="P61">Paso</text:p>
            </table:table-cell>
            <table:table-cell table:style-name="Table52.A2" office:value-type="string">
              <text:p text:style-name="P61">Acciones del actor</text:p>
            </table:table-cell>
            <table:table-cell table:style-name="Table52.C2" office:value-type="string">
              <text:p text:style-name="P61">Acciones del sistema</text:p>
            </table:table-cell>
          </table:table-row>
        </table:table-header-rows>
        <table:table-row table:style-name="Table52.3">
          <table:table-cell table:style-name="Table52.A3" office:value-type="string">
            <text:p text:style-name="P74">1</text:p>
          </table:table-cell>
          <table:table-cell table:style-name="Table52.B3" office:value-type="string">
            <text:p text:style-name="P137"><text:span text:style-name="T58">I</text:span><text:span text:style-name="T57">ndicar que se quiere soporte para paquetes no-oficiales.</text:span></text:p>
          </table:table-cell>
          <table:table-cell table:style-name="Table52.C3" office:value-type="string">
            <text:p text:style-name="P23">Realizar control de permisos de usuario.</text:p>
          </table:table-cell>
        </table:table-row>
        <table:table-row table:style-name="Table52.3">
          <table:table-cell table:style-name="Table52.A4" office:value-type="string">
            <text:p text:style-name="P74">2</text:p>
          </table:table-cell>
          <table:table-cell table:style-name="Table52.B4" office:value-type="string">
            <text:p text:style-name="P27">Ingresar contraseña de administrador/a.</text:p>
          </table:table-cell>
          <table:table-cell table:style-name="Table52.C4" office:value-type="string">
            <text:p text:style-name="P32">Agregar soporte para paquetes no-oficiales.</text:p>
          </table:table-cell>
        </table:table-row>
      </table:table>
      <text:p text:style-name="P86"/>
      <table:table table:name="Table54" table:style-name="Table54">
        <table:table-column table:style-name="Table54.A"/>
        <table:table-column table:style-name="Table54.B"/>
        <table:table-column table:style-name="Table54.C"/>
        <table:table-header-rows>
          <table:table-row table:style-name="Table54.1">
            <table:table-cell table:style-name="Table54.A1" table:number-columns-spanned="3" office:value-type="string">
              <text:p text:style-name="P9">Secuencia <text:span text:style-name="T63">excepcional - </text:span><text:span text:style-name="T90">1</text:span></text:p>
            </table:table-cell>
            <table:covered-table-cell/>
            <table:covered-table-cell/>
          </table:table-row>
          <table:table-row table:style-name="Table54.1">
            <table:table-cell table:style-name="Table54.A2" office:value-type="string">
              <text:p text:style-name="P104">Paso</text:p>
            </table:table-cell>
            <table:table-cell table:style-name="Table54.A2" office:value-type="string">
              <text:p text:style-name="P61">Acciones del actor</text:p>
            </table:table-cell>
            <table:table-cell table:style-name="Table54.C2" office:value-type="string">
              <text:p text:style-name="P61">Acciones del sistema</text:p>
            </table:table-cell>
          </table:table-row>
        </table:table-header-rows>
        <table:table-row table:style-name="Table54.3">
          <table:table-cell table:style-name="Table54.A3" office:value-type="string">
            <text:p text:style-name="P75">2'</text:p>
          </table:table-cell>
          <table:table-cell table:style-name="Table54.B3" office:value-type="string">
            <text:p text:style-name="P133"><text:span text:style-name="T38">Ingresar</text:span><text:span text:style-name="T29"> una contraseña de </text:span><text:span text:style-name="T23">administrador</text:span><text:span text:style-name="T29">/a incorrecta.</text:span></text:p>
          </table:table-cell>
          <table:table-cell table:style-name="Table54.C3" office:value-type="string">
            <text:p text:style-name="P23"><text:span text:style-name="T111">Indicar </text:span>error. Se permiten tres intentos.</text:p>
          </table:table-cell>
        </table:table-row>
        <table:table-row table:style-name="Table54.3">
          <table:table-cell table:style-name="Table54.A4" office:value-type="string">
            <text:p text:style-name="P75">3'</text:p>
          </table:table-cell>
          <table:table-cell table:style-name="Table54.B4" office:value-type="string">
            <text:p text:style-name="P27"><text:span text:style-name="T111">Ingresar</text:span> tres contraseñas incorrectas.</text:p>
          </table:table-cell>
          <table:table-cell table:style-name="Table54.C4" office:value-type="string">
            <text:p text:style-name="P23">Cancelar <text:span text:style-name="T111">la </text:span>operación.</text:p>
          </table:table-cell>
        </table:table-row>
      </table:table>
      <text:p text:style-name="P87"/>
      <table:table table:name="Table28" table:style-name="Table28">
        <table:table-column table:style-name="Table28.A"/>
        <table:table-column table:style-name="Table28.B"/>
        <table:table-column table:style-name="Table28.C"/>
        <table:table-header-rows>
          <table:table-row table:style-name="Table28.1">
            <table:table-cell table:style-name="Table28.A1" table:number-columns-spanned="3" office:value-type="string">
              <text:p text:style-name="P10">Secuencia <text:span text:style-name="T63">excepcional - 2</text:span></text:p>
            </table:table-cell>
            <table:covered-table-cell/>
            <table:covered-table-cell/>
          </table:table-row>
          <table:table-row table:style-name="Table28.1">
            <table:table-cell table:style-name="Table28.A2" office:value-type="string">
              <text:p text:style-name="P105">Paso</text:p>
            </table:table-cell>
            <table:table-cell table:style-name="Table28.A2" office:value-type="string">
              <text:p text:style-name="P62">Acciones del actor</text:p>
            </table:table-cell>
            <table:table-cell table:style-name="Table28.C2" office:value-type="string">
              <text:p text:style-name="P62">Acciones del sistema</text:p>
            </table:table-cell>
          </table:table-row>
        </table:table-header-rows>
        <table:table-row table:style-name="Table28.3">
          <table:table-cell table:style-name="Table28.A3" office:value-type="string">
            <text:p text:style-name="P75">2'</text:p>
          </table:table-cell>
          <table:table-cell table:style-name="Table28.B3" office:value-type="string">
            <text:p text:style-name="P138"><text:span text:style-name="T39">Ingresar </text:span><text:span text:style-name="T21">la contraseña correcta</text:span><text:span text:style-name="T39"> sin tener</text:span><text:span text:style-name="T22"> un </text:span><text:span text:style-name="T23">administrador</text:span><text:span text:style-name="T22"> de paquetes no-oficiales instalado</text:span><text:span text:style-name="T21">.</text:span></text:p>
          </table:table-cell>
          <table:table-cell table:style-name="Table28.C3" office:value-type="string">
            <text:p text:style-name="P22"><text:span text:style-name="T112">Indicar</text:span> error<text:span text:style-name="T88"> y cancelar la operación.</text:span></text:p>
          </table:table-cell>
        </table:table-row>
      </table:table>
      <text:p text:style-name="P87"/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17">Inclusiones</text:p>
          </table:table-cell>
        </table:table-row>
        <table:table-row table:style-name="Table56.1">
          <table:table-cell table:style-name="Table56.A2" office:value-type="string">
            <text:list xml:id="list153726583664221" text:continue-list="list153726766787966" text:style-name="WW8Num16">
              <text:list-item text:start-value="1">
                <text:p text:style-name="P144">Administrador.</text:p>
              </text:list-item>
            </text:list>
          </table:table-cell>
        </table:table-row>
      </table:table>
      <text:p text:style-name="P92"/>
      <text:p text:style-name="P92"/>
      <text:p text:style-name="P51"><text:span text:style-name="T97">¹: </text:span><text:a xlink:type="simple" xlink:href="https://wiki.archlinux.org/index.php/Arch_User_Repository" text:style-name="Internet_20_link" text:visited-style-name="Visited_20_Internet_20_Link"><text:span text:style-name="T96">AUR: Arch User Repository</text:span></text:a></text:p>
      <text:p text:style-name="P93">²: Por ejemplo, <text:a xlink:type="simple" xlink:href="https://github.com/Jguer/yay" text:style-name="Internet_20_link" text:visited-style-name="Visited_20_Internet_20_Link">yay</text:a> o <text:a xlink:type="simple" xlink:href="https://gitlab.manjaro.org/applications/pamac" text:style-name="Internet_20_link" text:visited-style-name="Visited_20_Internet_20_Link">pamac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ans" fo:font-size="12pt" fo:language="es" fo:country="AR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FreeSans" fo:font-size="12pt" fo:language="es" fo:country="AR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417in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.0835in" fo:margin-bottom="0.0835in" loext:contextual-spacing="false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0.0417in" fo:margin-bottom="0.1665in" loext:contextual-spacing="false" fo:text-align="center" style:justify-single-word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835in" fo:margin-bottom="0.0835in" loext:contextual-spacing="false" style:line-height-at-least="0.1665in" fo:orphans="0" fo:widows="0" fo:keep-with-next="always"/>
      <style:text-properties fo:text-transform="uppercase" fo:color="#800000" fo:font-size="16pt" fo:text-shadow="1pt 1pt" style:font-size-asian="16pt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.1in" fo:margin-right="0in" fo:margin-top="0.25in" fo:margin-bottom="0.0417in" loext:contextual-spacing="false" fo:text-indent="0in" style:auto-text-indent="false"/>
      <style:text-properties fo:text-transform="uppercase" fo:color="#000080" fo:font-size="14pt" fo:text-shadow="1pt 1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.3in" fo:margin-right="0in" fo:text-indent="0in" style:auto-text-indent="false" fo:keep-with-next="always"/>
      <style:text-properties fo:font-variant="small-caps" fo:text-shadow="1pt 1pt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in" fo:margin-right="0in" fo:margin-top="0.1665in" fo:margin-bottom="0.0417in" loext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0.8in" fo:margin-right="0in" fo:text-indent="0in" style:auto-text-indent="false" fo:keep-with-next="always"/>
      <style:text-properties fo:font-variant="small-caps" style:text-underline-style="solid" style:text-underline-width="auto" style:text-underline-color="font-color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Normal_20_Comment" style:display-name="Normal Comment" style:family="paragraph" style:parent-style-name="Standard">
      <style:text-properties fo:color="#ff0000"/>
    </style:style>
    <style:style style:name="Body_20_Text_20_2" style:display-name="Body Text 2" style:family="paragraph" style:parent-style-name="Standard">
      <style:paragraph-properties fo:margin-left="0.3752in" fo:margin-right="0in" fo:text-indent="0in" style:auto-text-indent="false"/>
      <style:text-properties fo:color="#ff0000"/>
    </style:style>
    <style:style style:name="Figure_20_Title" style:display-name="Figure Title" style:family="paragraph" style:parent-style-name="Standard" style:next-style-name="Text_20_body">
      <style:paragraph-properties fo:margin-top="0.0835in" fo:margin-bottom="0.1252in" loext:contextual-spacing="false" fo:text-align="center" style:justify-single-word="false" fo:keep-together="always"/>
      <style:text-properties fo:font-size="11pt" fo:font-weight="bold" style:font-size-asian="11pt" style:font-weight-asian="bold"/>
    </style:style>
    <style:style style:name="Heading_20_Base" style:display-name="Heading Base" style:family="paragraph" style:parent-style-name="Standard">
      <style:paragraph-properties fo:margin-top="0.0417in" fo:margin-bottom="0.0417in" loext:contextual-spacing="false"/>
      <style:text-properties fo:font-size="11pt" fo:font-weight="bold" style:font-size-asian="11pt" style:font-weight-asian="bold"/>
    </style:style>
    <style:style style:name="Footnote" style:family="paragraph" style:parent-style-name="Standard" style:class="extra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Default" style:family="paragraph">
      <style:paragraph-properties fo:orphans="0" fo:widows="0" style:text-autospace="none"/>
      <style:text-properties fo:color="#000000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CM17" style:family="paragraph" style:parent-style-name="Default" style:next-style-name="Default">
      <style:paragraph-properties fo:margin-top="0in" fo:margin-bottom="0.3008in" loext:contextual-spacing="false"/>
      <style:text-properties fo:color="#000000"/>
    </style:style>
    <style:style style:name="CM22" style:family="paragraph" style:parent-style-name="Default" style:next-style-name="Default">
      <style:paragraph-properties fo:margin-top="0in" fo:margin-bottom="0.1181in" loext:contextual-spacing="false"/>
      <style:text-properties fo:color="#000000"/>
    </style:style>
    <style:style style:name="CM18" style:family="paragraph" style:parent-style-name="Default" style:next-style-name="Default">
      <style:paragraph-properties fo:margin-top="0in" fo:margin-bottom="0.1583in" loext:contextual-spacing="false"/>
      <style:text-properties fo:color="#000000"/>
    </style:style>
    <style:style style:name="CM19" style:family="paragraph" style:parent-style-name="Default" style:next-style-name="Default">
      <style:paragraph-properties fo:margin-top="0in" fo:margin-bottom="0.0555in" loext:contextual-spacing="false"/>
      <style:text-properties fo:color="#000000"/>
    </style:style>
    <style:style style:name="CM3" style:family="paragraph" style:parent-style-name="Default" style:next-style-name="Default">
      <style:paragraph-properties style:line-height-at-least="0.1618in"/>
      <style:text-properties fo:color="#000000"/>
    </style:style>
    <style:style style:name="CM4" style:family="paragraph" style:parent-style-name="Default" style:next-style-name="Default">
      <style:paragraph-properties style:line-height-at-least="0.1602in"/>
      <style:text-properties fo:color="#000000"/>
    </style:style>
    <style:style style:name="CM21" style:family="paragraph" style:parent-style-name="Default" style:next-style-name="Default">
      <style:paragraph-properties fo:margin-top="0in" fo:margin-bottom="0.4016in" loext:contextual-spacing="false"/>
      <style:text-properties fo:color="#000000"/>
    </style:style>
    <style:style style:name="CM6" style:family="paragraph" style:parent-style-name="Default" style:next-style-name="Default">
      <style:paragraph-properties style:line-height-at-least="0.1807in"/>
      <style:text-properties fo:color="#000000"/>
    </style:style>
    <style:style style:name="CM10" style:family="paragraph" style:parent-style-name="Default" style:next-style-name="Default">
      <style:paragraph-properties style:line-height-at-least="0.1602in"/>
      <style:text-properties fo:color="#000000"/>
    </style:style>
    <style:style style:name="CM11" style:family="paragraph" style:parent-style-name="Default" style:next-style-name="Default">
      <style:paragraph-properties style:line-height-at-least="0.202in"/>
      <style:text-properties fo:color="#000000"/>
    </style:style>
    <style:style style:name="CM14" style:family="paragraph" style:parent-style-name="Default" style:next-style-name="Default">
      <style:text-properties fo:color="#000000"/>
    </style:style>
    <style:style style:name="Contents_20_1" style:display-name="Contents 1" style:family="paragraph" style:next-style-name="Standard" style:class="index">
      <style:paragraph-properties fo:margin-top="0.0835in" fo:margin-bottom="0.0835in" loext:contextual-spacing="false" fo:orphans="2" fo:widows="2"/>
      <style:text-properties fo:text-transform="uppercase" style:use-window-font-color="true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ar" style:country-complex="SA" style:font-weight-complex="bold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0.1665in" fo:margin-right="0in" fo:margin-top="0in" fo:margin-bottom="0in" loext:contextual-spacing="false" fo:text-indent="0in" style:auto-text-indent="false"/>
      <style:text-properties fo:font-variant="normal" fo:text-transform="none" fo:color="#000000" style:font-name="Calibri" fo:font-family="Calibri" style:font-family-generic="swiss" style:font-pitch="variable" fo:font-size="10pt" fo:text-shadow="none" fo:font-weight="normal" style:font-size-asian="10pt" style:font-weight-asian="normal" style:font-name-complex="Calibri" style:font-family-complex="Calibri" style:font-family-generic-complex="swiss" style:font-pitch-complex="variable" style:font-size-complex="10pt"/>
    </style:style>
    <style:style style:name="Contents_20_3" style:display-name="Contents 3" style:family="paragraph" style:parent-style-name="Heading_20_3" style:next-style-name="Standard" style:default-outline-level="" style:list-style-name="" style:class="index">
      <style:paragraph-properties fo:margin-left="0.3335in" fo:margin-right="0in" fo:margin-top="0in" fo:margin-bottom="0in" loext:contextual-spacing="false" fo:text-indent="0in" style:auto-text-indent="false" fo:keep-with-next="auto"/>
      <style:text-properties fo:font-variant="normal" fo:text-transform="none" style:font-name="Calibri" fo:font-family="Calibri" style:font-family-generic="swiss" style:font-pitch="variable" fo:font-size="10pt" fo:font-style="italic" fo:text-shadow="none" fo:font-weight="normal" style:font-size-asian="10pt" style:font-style-asian="italic" style:font-weight-asian="normal" style:font-name-complex="Calibri" style:font-family-complex="Calibri" style:font-family-generic-complex="swiss" style:font-pitch-complex="variable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0in" fo:margin-top="0.3335in" fo:margin-bottom="0in" loext:contextual-spacing="false" fo:line-height="115%" fo:keep-together="always" fo:text-indent="0in" style:auto-text-indent="false"/>
      <style:text-properties fo:font-variant="normal" fo:text-transform="none" fo:color="#365f91" style:font-name="Cambria" fo:font-family="Cambria" style:font-family-generic="roman" style:font-pitch="variable" fo:font-size="14pt" fo:text-shadow="none" style:font-size-asian="14pt" style:font-name-complex="Cambria" style:font-family-complex="Cambria" style:font-family-generic-complex="roman" style:font-pitch-complex="variable" style:font-size-complex="14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GP_20_Sponsor" style:display-name="GP Sponsor" style:family="paragraph" style:parent-style-name="Standard" style:next-style-name="Standard">
      <style:paragraph-properties fo:margin-top="0.25in" fo:margin-bottom="0.1945in" loext:contextual-spacing="false" fo:text-align="center" style:justify-single-word="false"/>
      <style:text-properties fo:font-variant="small-caps" fo:font-size="14pt" fo:text-shadow="1pt 1pt" fo:font-weight="bold" style:font-size-asian="14pt" style:font-weight-asian="bold"/>
    </style:style>
    <style:style style:name="GP_20_Title" style:display-name="GP Title" style:family="paragraph" style:parent-style-name="Standard" style:next-style-name="GP_20_Acronym">
      <style:paragraph-properties fo:margin-top="0.6665in" fo:margin-bottom="0.0417in" loext:contextual-spacing="false" fo:text-align="center" style:justify-single-word="false"/>
      <style:text-properties fo:font-variant="small-caps" fo:color="#800000" fo:font-size="24pt" fo:text-shadow="1pt 1pt" fo:font-weight="bold" style:font-size-asian="24pt" style:font-weight-asian="bold"/>
    </style:style>
    <style:style style:name="GP_20_Acronym" style:display-name="GP Acronym" style:family="paragraph" style:parent-style-name="GP_20_Title" style:next-style-name="GP_20_Sponsor">
      <style:paragraph-properties fo:margin-top="0in" fo:margin-bottom="0.0417in" loext:contextual-spacing="false"/>
    </style:style>
    <style:style style:name="GP_20_Table_20_Header" style:display-name="GP Table Header" style:family="paragraph" style:parent-style-name="Standard" style:next-style-name="Standard">
      <style:text-properties fo:font-variant="small-caps" fo:text-shadow="1pt 1pt"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ff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fo:text-transform="uppercase" fo:color="#800000" fo:font-size="16pt" fo:text-shadow="1pt 1pt" style:font-size-asian="16pt" style:font-size-complex="14pt" style:font-weight-complex="bold"/>
    </style:style>
    <style:style style:name="Heading_20_2_20_Char" style:display-name="Heading 2 Char" style:family="text">
      <style:text-properties fo:text-transform="uppercase" fo:color="#000080" fo:font-size="14pt" fo:text-shadow="1pt 1pt" fo:font-weight="bold" style:font-size-asian="14pt" style:font-weight-asian="bold" style:font-size-complex="14pt"/>
    </style:style>
    <style:style style:name="Heading_20_3_20_Char" style:display-name="Heading 3 Char" style:family="text">
      <style:text-properties fo:font-variant="small-caps" fo:font-size="12pt" fo:text-shadow="1pt 1pt" fo:font-weight="bold" style:font-size-asian="12pt" style:font-weight-asian="bold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>
      <style:text-properties fo:font-variant="small-caps" fo:font-size="12pt" style:text-underline-style="solid" style:text-underline-width="auto" style:text-underline-color="font-color" fo:font-weight="bold" style:font-size-asian="12pt" style:font-weight-asian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Body_20_Text_20_2_20_Char" style:display-name="Body Text 2 Char" style:family="text">
      <style:text-properties fo:color="#ff0000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style:style style:name="Header_20_Char" style:display-name="Header Char" style:family="text">
      <style:text-properties fo:font-size="12pt" style:font-size-asian="12pt"/>
    </style:style>
    <style:style style:name="Footer_20_Char" style:display-name="Footer Char" style:family="text">
      <style:text-properties fo:font-size="12pt" style:font-size-asian="12pt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gp_20_rev_20_date_20_text" style:display-name="gp rev date text" style:family="text">
      <style:text-properties fo:color="#800000"/>
    </style:style>
    <style:style style:name="gp_20_rev_20_number_20_text" style:display-name="gp rev number text" style:family="text">
      <style:text-properties fo:color="#8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FreeSans"/>
      </text:list-level-style-bullet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8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FreeSans"/>
      </text:list-level-style-bullet>
      <text:list-level-style-number text:level="2" text:style-name="WW8Num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" style:num-format="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3" text:style-name="WW8Num5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4" text:style-name="WW8Num5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5" text:style-name="WW8Num5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6" text:style-name="WW8Num5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</text:list-level-style-number>
      <text:list-level-style-number text:level="7" text:style-name="WW8Num5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8" text:style-name="WW8Num5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</text:list-level-style-number>
      <text:list-level-style-number text:level="9" text:style-name="WW8Num5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" style:num-format="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3" text:style-name="WW8Num6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4" text:style-name="WW8Num6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5" text:style-name="WW8Num6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6" text:style-name="WW8Num6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</text:list-level-style-number>
      <text:list-level-style-number text:level="7" text:style-name="WW8Num6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8" text:style-name="WW8Num6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</text:list-level-style-number>
      <text:list-level-style-number text:level="9" text:style-name="WW8Num6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3" text:style-name="WW8Num7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4" text:style-name="WW8Num7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5" text:style-name="WW8Num7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6" text:style-name="WW8Num7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</text:list-level-style-number>
      <text:list-level-style-number text:level="7" text:style-name="WW8Num7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8" text:style-name="WW8Num7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</text:list-level-style-number>
      <text:list-level-style-number text:level="9" text:style-name="WW8Num7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" style:num-format="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3" text:style-name="WW8Num12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4" text:style-name="WW8Num12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5" text:style-name="WW8Num12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6" text:style-name="WW8Num12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</text:list-level-style-number>
      <text:list-level-style-number text:level="7" text:style-name="WW8Num12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8" text:style-name="WW8Num12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</text:list-level-style-number>
      <text:list-level-style-number text:level="9" text:style-name="WW8Num12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prefix="" style:num-format="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5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3" text:style-name="WW8Num15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4" text:style-name="WW8Num15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5" text:style-name="WW8Num15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6" text:style-name="WW8Num15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</text:list-level-style-number>
      <text:list-level-style-number text:level="7" text:style-name="WW8Num15z3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8" text:style-name="WW8Num15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</text:list-level-style-number>
      <text:list-level-style-number text:level="9" text:style-name="WW8Num15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646in" fo:margin-bottom="0.4929in" fo:margin-left="1in" fo:margin-right="1in" style:writing-mode="lr-tb" style:layout-grid-color="#c0c0c0" style:layout-grid-lines="5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Nicolas Behrmann</meta:initial-creator>
    <meta:creation-date>2016-03-20T23:31:00</meta:creation-date>
    <dc:date>2020-06-14T15:37:18.393429597</dc:date>
    <meta:print-date>2007-09-10T14:08:00</meta:print-date>
    <meta:editing-cycles>120</meta:editing-cycles>
    <meta:editing-duration>PT3H24M4S</meta:editing-duration>
    <meta:generator>LibreOffice/6.4.4.2$Linux_X86_64 LibreOffice_project/40$Build-2</meta:generator>
    <meta:document-statistic meta:table-count="31" meta:image-count="0" meta:object-count="0" meta:page-count="6" meta:paragraph-count="231" meta:word-count="911" meta:character-count="6184" meta:non-whitespace-character-count="5516"/>
  </office:meta>
</office:document-meta>
</file>